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95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4236in"/>
    </style:style>
    <style:style style:name="TableColumn5" style:family="table-column">
      <style:table-column-properties style:column-width="0.4236in"/>
    </style:style>
    <style:style style:name="TableColumn6" style:family="table-column">
      <style:table-column-properties style:column-width="0.4236in"/>
    </style:style>
    <style:style style:name="TableColumn7" style:family="table-column">
      <style:table-column-properties style:column-width="0.7875in"/>
    </style:style>
    <style:style style:name="TableColumn8" style:family="table-column">
      <style:table-column-properties style:column-width="0.7444in"/>
    </style:style>
    <style:style style:name="TableColumn9" style:family="table-column">
      <style:table-column-properties style:column-width="0.8777in"/>
    </style:style>
    <style:style style:name="TableColumn10" style:family="table-column">
      <style:table-column-properties style:column-width="0.7381in"/>
    </style:style>
    <style:style style:name="TableColumn11" style:family="table-column">
      <style:table-column-properties style:column-width="0.5347in"/>
    </style:style>
    <style:style style:name="TableColumn12" style:family="table-column">
      <style:table-column-properties style:column-width="0.7208in"/>
    </style:style>
    <style:style style:name="Table1" style:family="table" style:master-page-name="MP0">
      <style:table-properties style:width="7.087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 style:min-row-height="0.395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Row59" style:family="table-row">
      <style:table-row-properties style:min-row-height="0.3951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 style:min-row-height="0.3951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 style:min-row-height="0.3083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Row130" style:family="table-row">
      <style:table-row-properties style:min-row-height="0.30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Row153" style:family="table-row">
      <style:table-row-properties style:min-row-height="0.302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Row176" style:family="table-row">
      <style:table-row-properties style:min-row-height="0.302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 style:min-row-height="0.302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302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 style:min-row-height="0.302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TableRow268" style:family="table-row">
      <style:table-row-properties style:min-row-height="0.302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TableColumn293" style:family="table-column">
      <style:table-column-properties style:column-width="0.9298in"/>
    </style:style>
    <style:style style:name="TableColumn294" style:family="table-column">
      <style:table-column-properties style:column-width="0.4243in"/>
    </style:style>
    <style:style style:name="TableColumn295" style:family="table-column">
      <style:table-column-properties style:column-width="0.4381in"/>
    </style:style>
    <style:style style:name="TableColumn296" style:family="table-column">
      <style:table-column-properties style:column-width="0.4979in"/>
    </style:style>
    <style:style style:name="TableColumn297" style:family="table-column">
      <style:table-column-properties style:column-width="0.4986in"/>
    </style:style>
    <style:style style:name="TableColumn298" style:family="table-column">
      <style:table-column-properties style:column-width="0.7875in"/>
    </style:style>
    <style:style style:name="TableColumn299" style:family="table-column">
      <style:table-column-properties style:column-width="0.4958in"/>
    </style:style>
    <style:style style:name="TableColumn300" style:family="table-column">
      <style:table-column-properties style:column-width="0.4791in"/>
    </style:style>
    <style:style style:name="TableColumn301" style:family="table-column">
      <style:table-column-properties style:column-width="0.4868in"/>
    </style:style>
    <style:style style:name="TableColumn302" style:family="table-column">
      <style:table-column-properties style:column-width="0.6888in"/>
    </style:style>
    <style:style style:name="TableColumn303" style:family="table-column">
      <style:table-column-properties style:column-width="0.7659in"/>
    </style:style>
    <style:style style:name="Table292" style:family="table">
      <style:table-properties style:width="6.493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Row327" style:family="table-row">
      <style:table-row-properties style:min-row-height="0.3951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Row350" style:family="table-row">
      <style:table-row-properties style:min-row-height="0.3083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Row373" style:family="table-row">
      <style:table-row-properties style:min-row-height="0.302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Row396" style:family="table-row">
      <style:table-row-properties style:min-row-height="0.302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P409" style:parent-style-name="Normal" style:family="paragraph">
      <style:paragraph-properties fo:margin-bottom="0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/>
    </style:style>
    <style:style style:name="TableRow420" style:family="table-row">
      <style:table-row-properties style:min-row-height="0.302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text-properties fo:language="el" fo:country="GR"/>
    </style:style>
    <style:style style:name="TableColumn445" style:family="table-column">
      <style:table-column-properties style:column-width="0.9111in"/>
    </style:style>
    <style:style style:name="TableColumn446" style:family="table-column">
      <style:table-column-properties style:column-width="0.4236in"/>
    </style:style>
    <style:style style:name="TableColumn447" style:family="table-column">
      <style:table-column-properties style:column-width="0.4368in"/>
    </style:style>
    <style:style style:name="TableColumn448" style:family="table-column">
      <style:table-column-properties style:column-width="0.4902in"/>
    </style:style>
    <style:style style:name="TableColumn449" style:family="table-column">
      <style:table-column-properties style:column-width="0.4909in"/>
    </style:style>
    <style:style style:name="TableColumn450" style:family="table-column">
      <style:table-column-properties style:column-width="0.7875in"/>
    </style:style>
    <style:style style:name="TableColumn451" style:family="table-column">
      <style:table-column-properties style:column-width="0.4868in"/>
    </style:style>
    <style:style style:name="TableColumn452" style:family="table-column">
      <style:table-column-properties style:column-width="0.5347in"/>
    </style:style>
    <style:style style:name="TableColumn453" style:family="table-column">
      <style:table-column-properties style:column-width="0.4763in"/>
    </style:style>
    <style:style style:name="TableColumn454" style:family="table-column">
      <style:table-column-properties style:column-width="0.6888in"/>
    </style:style>
    <style:style style:name="TableColumn455" style:family="table-column">
      <style:table-column-properties style:column-width="0.7659in"/>
    </style:style>
    <style:style style:name="Table444" style:family="table">
      <style:table-properties style:width="6.493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</style:style>
    <style:style style:name="TableRow479" style:family="table-row">
      <style:table-row-properties style:min-row-height="0.3951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/>
    </style:style>
    <style:style style:name="TableRow502" style:family="table-row">
      <style:table-row-properties style:min-row-height="0.3083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/>
    </style:style>
    <style:style style:name="TableRow525" style:family="table-row">
      <style:table-row-properties style:min-row-height="0.302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</style:style>
    <style:style style:name="TableRow548" style:family="table-row">
      <style:table-row-properties style:min-row-height="0.302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TableRow571" style:family="table-row">
      <style:table-row-properties style:min-row-height="0.302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/>
    </style:style>
    <style:style style:name="TableRow594" style:family="table-row">
      <style:table-row-properties style:min-row-height="0.302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/>
    </style:style>
    <style:style style:name="T602" style:parent-style-name="DefaultParagraphFont" style:family="text">
      <style:text-properties fo:font-weight="bold" style:font-weight-asian="bold"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/>
    </style:style>
    <style:style style:name="P620" style:parent-style-name="Normal" style:family="paragraph">
      <style:text-properties fo:language="el" fo:country="GR"/>
    </style:style>
    <style:style style:name="P621" style:parent-style-name="Normal" style:family="paragraph">
      <style:text-properties fo:language="el" fo:country="GR"/>
    </style:style>
    <style:style style:name="TableColumn623" style:family="table-column">
      <style:table-column-properties style:column-width="0.8625in"/>
    </style:style>
    <style:style style:name="TableColumn624" style:family="table-column">
      <style:table-column-properties style:column-width="0.4236in"/>
    </style:style>
    <style:style style:name="TableColumn625" style:family="table-column">
      <style:table-column-properties style:column-width="0.4243in"/>
    </style:style>
    <style:style style:name="TableColumn626" style:family="table-column">
      <style:table-column-properties style:column-width="0.4375in"/>
    </style:style>
    <style:style style:name="TableColumn627" style:family="table-column">
      <style:table-column-properties style:column-width="0.4375in"/>
    </style:style>
    <style:style style:name="TableColumn628" style:family="table-column">
      <style:table-column-properties style:column-width="0.7875in"/>
    </style:style>
    <style:style style:name="TableColumn629" style:family="table-column">
      <style:table-column-properties style:column-width="0.477in"/>
    </style:style>
    <style:style style:name="TableColumn630" style:family="table-column">
      <style:table-column-properties style:column-width="0.5347in"/>
    </style:style>
    <style:style style:name="TableColumn631" style:family="table-column">
      <style:table-column-properties style:column-width="0.7722in"/>
    </style:style>
    <style:style style:name="TableColumn632" style:family="table-column">
      <style:table-column-properties style:column-width="1.3402in"/>
    </style:style>
    <style:style style:name="Table622" style:family="table">
      <style:table-properties style:width="6.4972in" fo:margin-left="-0.0034in" table:align="lef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/>
    </style:style>
    <style:style style:name="TableRow654" style:family="table-row">
      <style:table-row-properties style:min-row-height="0.3951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/>
    </style:style>
    <style:style style:name="TableRow675" style:family="table-row">
      <style:table-row-properties style:min-row-height="0.3083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678" style:parent-style-name="DefaultParagraphFont" style:family="text">
      <style:text-properties fo:language="el" fo:country="G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</style:style>
    <style:style style:name="TableRow697" style:family="table-row">
      <style:table-row-properties style:min-row-height="0.302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/>
    </style:style>
    <style:style style:name="P710" style:parent-style-name="Normal" style:family="paragraph">
      <style:paragraph-properties fo:margin-bottom="0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/>
    </style:style>
    <style:style style:name="TableRow719" style:family="table-row">
      <style:table-row-properties style:min-row-height="0.302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</style:style>
    <style:style style:name="P722" style:parent-style-name="Normal" style:family="paragraph">
      <style:paragraph-properties fo:margin-bottom="0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ableRow741" style:family="table-row">
      <style:table-row-properties style:min-row-height="0.302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</style:style>
    <style:style style:name="TableRow762" style:family="table-row">
      <style:table-row-properties style:min-row-height="0.302i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/>
    </style:style>
    <style:style style:name="T769" style:parent-style-name="DefaultParagraphFont" style:family="text">
      <style:text-properties fo:language="el" fo:country="GR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/>
    </style:style>
    <style:style style:name="T776" style:parent-style-name="DefaultParagraphFont" style:family="text"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/>
    </style:style>
    <style:style style:name="TableRow785" style:family="table-row">
      <style:table-row-properties style:min-row-height="0.302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</style:style>
    <style:style style:name="TableRow807" style:family="table-row">
      <style:table-row-properties style:min-row-height="0.302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</style:style>
    <style:style style:name="TableRow828" style:family="table-row">
      <style:table-row-properties style:min-row-height="0.302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/>
    </style:style>
    <style:style style:name="TableRow849" style:family="table-row">
      <style:table-row-properties style:min-row-height="0.302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/>
    </style:style>
    <style:style style:name="TableRow870" style:family="table-row">
      <style:table-row-properties style:min-row-height="0.302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/>
    </style:style>
    <style:style style:name="TableRow891" style:family="table-row">
      <style:table-row-properties style:min-row-height="0.302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/>
    </style:style>
    <style:style style:name="TableRow912" style:family="table-row">
      <style:table-row-properties style:min-row-height="0.302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/>
    </style:style>
    <style:style style:name="T925" style:parent-style-name="DefaultParagraphFont" style:family="text"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/>
    </style:style>
    <style:style style:name="TableRow934" style:family="table-row">
      <style:table-row-properties style:min-row-height="0.302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/>
    </style:style>
    <style:style style:name="P955" style:parent-style-name="Normal" style:family="paragraph">
      <style:text-properties fo:language="el" fo:country="GR"/>
    </style:style>
    <style:style style:name="P956" style:parent-style-name="Normal" style:family="paragraph">
      <style:text-properties fo:language="el" fo:country="GR"/>
    </style:style>
    <style:style style:name="TableColumn958" style:family="table-column">
      <style:table-column-properties style:column-width="1.3152in"/>
    </style:style>
    <style:style style:name="TableColumn959" style:family="table-column">
      <style:table-column-properties style:column-width="0.677in"/>
    </style:style>
    <style:style style:name="TableColumn960" style:family="table-column">
      <style:table-column-properties style:column-width="0.5152in"/>
    </style:style>
    <style:style style:name="TableColumn961" style:family="table-column">
      <style:table-column-properties style:column-width="0.5388in"/>
    </style:style>
    <style:style style:name="TableColumn962" style:family="table-column">
      <style:table-column-properties style:column-width="0.5388in"/>
    </style:style>
    <style:style style:name="TableColumn963" style:family="table-column">
      <style:table-column-properties style:column-width="0.9625in"/>
    </style:style>
    <style:style style:name="TableColumn964" style:family="table-column">
      <style:table-column-properties style:column-width="0.6527in"/>
    </style:style>
    <style:style style:name="TableColumn965" style:family="table-column">
      <style:table-column-properties style:column-width="0.5055in"/>
    </style:style>
    <style:style style:name="TableColumn966" style:family="table-column">
      <style:table-column-properties style:column-width="0.8416in"/>
    </style:style>
    <style:style style:name="Table957" style:family="table">
      <style:table-properties style:width="6.5479in" fo:margin-left="0in" table:align="left"/>
    </style:style>
    <style:style style:name="TableRow967" style:family="table-row">
      <style:table-row-properties style:min-row-height="0.1881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/>
    </style:style>
    <style:style style:name="TableRow986" style:family="table-row">
      <style:table-row-properties style:min-row-height="0.3972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/>
    </style:style>
    <style:style style:name="TableRow1005" style:family="table-row">
      <style:table-row-properties style:min-row-height="0.3972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/>
    </style:style>
    <style:style style:name="TableRow1024" style:family="table-row">
      <style:table-row-properties style:min-row-height="0.3104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/>
    </style:style>
    <style:style style:name="T1037" style:parent-style-name="DefaultParagraphFont" style:family="text"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/>
    </style:style>
    <style:style style:name="TableRow1044" style:family="table-row">
      <style:table-row-properties style:min-row-height="0.3041in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</style:style>
    <style:style style:name="TableRow1063" style:family="table-row">
      <style:table-row-properties style:min-row-height="0.3041in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</style:style>
    <style:style style:name="P1082" style:parent-style-name="Normal" style:family="paragraph">
      <style:text-properties fo:language="el" fo:country="GR"/>
    </style:style>
    <style:style style:name="P1083" style:parent-style-name="Normal" style:family="paragraph">
      <style:text-properties fo:language="el" fo:country="GR"/>
    </style:style>
    <style:style style:name="P1084" style:parent-style-name="Normal" style:family="paragraph">
      <style:text-properties fo:language="el" fo:country="GR"/>
    </style:style>
    <style:style style:name="TableColumn1086" style:family="table-column">
      <style:table-column-properties style:column-width="2.7597in"/>
    </style:style>
    <style:style style:name="TableColumn1087" style:family="table-column">
      <style:table-column-properties style:column-width="0.4236in"/>
    </style:style>
    <style:style style:name="TableColumn1088" style:family="table-column">
      <style:table-column-properties style:column-width="0.4236in"/>
    </style:style>
    <style:style style:name="TableColumn1089" style:family="table-column">
      <style:table-column-properties style:column-width="0.4236in"/>
    </style:style>
    <style:style style:name="TableColumn1090" style:family="table-column">
      <style:table-column-properties style:column-width="0.4236in"/>
    </style:style>
    <style:style style:name="TableColumn1091" style:family="table-column">
      <style:table-column-properties style:column-width="0.7875in"/>
    </style:style>
    <style:style style:name="TableColumn1092" style:family="table-column">
      <style:table-column-properties style:column-width="0.3875in"/>
    </style:style>
    <style:style style:name="Table1085" style:family="table">
      <style:table-properties style:width="5.6291in" fo:margin-left="0in" table:align="left"/>
    </style:style>
    <style:style style:name="TableRow1093" style:family="table-row">
      <style:table-row-properties style:min-row-height="0.1881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/>
    </style:style>
    <style:style style:name="TableRow1108" style:family="table-row">
      <style:table-row-properties style:min-row-height="0.3972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  <style:text-properties fo:language="el" fo:country="GR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/>
      <style:text-properties fo:language="el" fo:country="GR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  <style:text-properties fo:language="el" fo:country="GR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/>
      <style:text-properties fo:language="el" fo:country="G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/>
      <style:text-properties fo:language="el" fo:country="GR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/>
      <style:text-properties fo:language="el" fo:country="GR"/>
    </style:style>
    <style:style style:name="TableRow1123" style:family="table-row">
      <style:table-row-properties style:min-row-height="0.3972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Row1138" style:family="table-row">
      <style:table-row-properties style:min-row-height="0.3972in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/>
    </style:style>
    <style:style style:name="P1141" style:parent-style-name="Normal" style:family="paragraph">
      <style:paragraph-properties fo:margin-bottom="0in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/>
    </style:style>
    <style:style style:name="TableRow1154" style:family="table-row">
      <style:table-row-properties style:min-row-height="0.3972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/>
    </style:style>
    <style:style style:name="P1157" style:parent-style-name="Normal" style:family="paragraph">
      <style:paragraph-properties fo:margin-bottom="0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</style:style>
    <style:style style:name="TableRow1170" style:family="table-row">
      <style:table-row-properties style:min-row-height="0.3972in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/>
      <style:text-properties fo:language="el" fo:country="GR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/>
      <style:text-properties fo:language="el" fo:country="GR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/>
      <style:text-properties fo:language="el" fo:country="GR"/>
    </style:style>
    <style:style style:name="TableRow1185" style:family="table-row">
      <style:table-row-properties style:min-row-height="0.3972in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margin-bottom="0in"/>
      <style:text-properties fo:language="el" fo:country="GR"/>
    </style:style>
    <style:style style:name="P1188" style:parent-style-name="Normal" style:family="paragraph">
      <style:paragraph-properties fo:margin-bottom="0in"/>
      <style:text-properties fo:language="el" fo:country="GR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/>
      <style:text-properties fo:language="el" fo:country="GR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/>
      <style:text-properties fo:language="el" fo:country="GR"/>
    </style:style>
    <style:style style:name="TableRow1201" style:family="table-row">
      <style:table-row-properties style:min-row-height="0.3972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/>
    </style:style>
    <style:style style:name="TableRow1216" style:family="table-row">
      <style:table-row-properties style:min-row-height="0.3972in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margin-bottom="0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/>
    </style:style>
    <style:style style:name="TableRow1231" style:family="table-row">
      <style:table-row-properties style:min-row-height="0.3972in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bottom="0in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margin-bottom="0in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margin-bottom="0in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bottom="0in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margin-bottom="0in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margin-bottom="0in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bottom="0in"/>
    </style:style>
    <style:style style:name="P1246" style:parent-style-name="Normal" style:family="paragraph">
      <style:text-properties fo:language="el" fo:country="GR"/>
    </style:style>
    <style:style style:name="T1247" style:parent-style-name="DefaultParagraphFont" style:family="text">
      <style:text-properties fo:language="el" fo:country="GR"/>
    </style:style>
    <style:style style:name="T1248" style:parent-style-name="DefaultParagraphFont" style:family="text">
      <style:text-properties fo:language="el" fo:country="GR"/>
    </style:style>
    <style:style style:name="T1249" style:parent-style-name="DefaultParagraphFont" style:family="text">
      <style:text-properties fo:language="el" fo:country="GR"/>
    </style:style>
    <style:style style:name="T1250" style:parent-style-name="DefaultParagraphFont" style:family="text">
      <style:text-properties fo:language="el" fo:country="GR"/>
    </style:style>
    <style:style style:name="T1251" style:parent-style-name="DefaultParagraphFont" style:family="text">
      <style:text-properties fo:language="el" fo:country="GR"/>
    </style:style>
    <style:style style:name="T1252" style:parent-style-name="DefaultParagraphFont" style:family="text">
      <style:text-properties fo:language="el" fo:country="GR"/>
    </style:style>
    <style:style style:name="T1253" style:parent-style-name="DefaultParagraphFont" style:family="text">
      <style:text-properties fo:language="el" fo:country="GR"/>
    </style:style>
    <style:style style:name="T1254" style:parent-style-name="DefaultParagraphFont" style:family="text">
      <style:text-properties fo:language="el" fo:country="GR"/>
    </style:style>
    <style:style style:name="T1255" style:parent-style-name="DefaultParagraphFont" style:family="text">
      <style:text-properties fo:language="el" fo:country="GR"/>
    </style:style>
    <style:style style:name="T1256" style:parent-style-name="DefaultParagraphFont" style:family="text">
      <style:text-properties fo:language="el" fo:country="GR"/>
    </style:style>
    <style:style style:name="T1257" style:parent-style-name="DefaultParagraphFont" style:family="text">
      <style:text-properties fo:language="el" fo:country="GR"/>
    </style:style>
    <style:style style:name="T1258" style:parent-style-name="DefaultParagraphFont" style:family="text">
      <style:text-properties fo:language="el" fo:country="GR"/>
    </style:style>
    <style:style style:name="T1259" style:parent-style-name="DefaultParagraphFont" style:family="text">
      <style:text-properties fo:language="el" fo:country="GR"/>
    </style:style>
    <style:style style:name="T1260" style:parent-style-name="DefaultParagraphFont" style:family="text">
      <style:text-properties fo:language="el" fo:country="GR"/>
    </style:style>
    <style:style style:name="T1261" style:parent-style-name="DefaultParagraphFont" style:family="text">
      <style:text-properties fo:language="el" fo:country="GR"/>
    </style:style>
    <style:style style:name="T1262" style:parent-style-name="DefaultParagraphFont" style:family="text">
      <style:text-properties fo:language="el" fo:country="GR"/>
    </style:style>
    <style:style style:name="T1263" style:parent-style-name="DefaultParagraphFont" style:family="text">
      <style:text-properties fo:language="el" fo:country="GR"/>
    </style:style>
    <style:style style:name="T1264" style:parent-style-name="DefaultParagraphFont" style:family="text">
      <style:text-properties fo:language="el" fo:country="GR"/>
    </style:style>
    <style:style style:name="T1265" style:parent-style-name="DefaultParagraphFont" style:family="text">
      <style:text-properties fo:language="el" fo:country="GR"/>
    </style:style>
    <style:style style:name="T1266" style:parent-style-name="DefaultParagraphFont" style:family="text">
      <style:text-properties fo:language="el" fo:country="GR"/>
    </style:style>
    <style:style style:name="T1267" style:parent-style-name="DefaultParagraphFont" style:family="text">
      <style:text-properties fo:language="el" fo:country="GR"/>
    </style:style>
    <style:style style:name="T1268" style:parent-style-name="DefaultParagraphFont" style:family="text">
      <style:text-properties fo:language="el" fo:country="GR"/>
    </style:style>
    <style:style style:name="T1269" style:parent-style-name="DefaultParagraphFont" style:family="text">
      <style:text-properties fo:language="el" fo:country="GR"/>
    </style:style>
    <style:style style:name="T1270" style:parent-style-name="DefaultParagraphFont" style:family="text">
      <style:text-properties fo:language="el" fo:country="GR"/>
    </style:style>
    <style:style style:name="T1271" style:parent-style-name="DefaultParagraphFont" style:family="text">
      <style:text-properties fo:language="el" fo:country="GR"/>
    </style:style>
    <style:style style:name="T1272" style:parent-style-name="DefaultParagraphFont" style:family="text">
      <style:text-properties fo:language="el" fo:country="GR"/>
    </style:style>
    <style:style style:name="T1273" style:parent-style-name="DefaultParagraphFont" style:family="text">
      <style:text-properties fo:language="el" fo:country="GR"/>
    </style:style>
    <style:style style:name="T1274" style:parent-style-name="DefaultParagraphFont" style:family="text">
      <style:text-properties fo:language="el" fo:country="GR"/>
    </style:style>
    <style:style style:name="T1275" style:parent-style-name="DefaultParagraphFont" style:family="text">
      <style:text-properties fo:language="el" fo:country="GR"/>
    </style:style>
    <style:style style:name="T1276" style:parent-style-name="DefaultParagraphFont" style:family="text">
      <style:text-properties fo:language="el" fo:country="GR"/>
    </style:style>
    <style:style style:name="T1277" style:parent-style-name="DefaultParagraphFont" style:family="text">
      <style:text-properties fo:language="el" fo:country="GR"/>
    </style:style>
    <style:style style:name="T1278" style:parent-style-name="DefaultParagraphFont" style:family="text">
      <style:text-properties fo:language="el" fo:country="GR"/>
    </style:style>
    <style:style style:name="T1279" style:parent-style-name="DefaultParagraphFont" style:family="text">
      <style:text-properties fo:language="el" fo:country="GR"/>
    </style:style>
    <style:style style:name="T1280" style:parent-style-name="DefaultParagraphFont" style:family="text">
      <style:text-properties fo:language="el" fo:country="GR"/>
    </style:style>
    <style:style style:name="T1281" style:parent-style-name="DefaultParagraphFont" style:family="text">
      <style:text-properties fo:language="el" fo:country="GR"/>
    </style:style>
    <style:style style:name="T1282" style:parent-style-name="DefaultParagraphFont" style:family="text">
      <style:text-properties fo:language="el" fo:country="GR"/>
    </style:style>
    <style:style style:name="T1283" style:parent-style-name="DefaultParagraphFont" style:family="text">
      <style:text-properties fo:language="el" fo:country="GR"/>
    </style:style>
    <style:style style:name="T1284" style:parent-style-name="DefaultParagraphFont" style:family="text">
      <style:text-properties fo:language="el" fo:country="GR"/>
    </style:style>
    <style:style style:name="T1285" style:parent-style-name="DefaultParagraphFont" style:family="text">
      <style:text-properties fo:language="el" fo:country="GR"/>
    </style:style>
    <style:style style:name="T1286" style:parent-style-name="DefaultParagraphFont" style:family="text">
      <style:text-properties fo:language="el" fo:country="GR"/>
    </style:style>
    <style:style style:name="T1287" style:parent-style-name="DefaultParagraphFont" style:family="text">
      <style:text-properties fo:language="el" fo:country="GR"/>
    </style:style>
    <style:style style:name="T1288" style:parent-style-name="DefaultParagraphFont" style:family="text">
      <style:text-properties fo:language="el" fo:country="GR"/>
    </style:style>
    <style:style style:name="T1289" style:parent-style-name="DefaultParagraphFont" style:family="text">
      <style:text-properties fo:language="el" fo:country="GR"/>
    </style:style>
    <style:style style:name="T1290" style:parent-style-name="DefaultParagraphFont" style:family="text">
      <style:text-properties fo:language="el" fo:country="GR"/>
    </style:style>
    <style:style style:name="T1291" style:parent-style-name="DefaultParagraphFont" style:family="text">
      <style:text-properties fo:language="el" fo:country="GR"/>
    </style:style>
    <style:style style:name="T1292" style:parent-style-name="DefaultParagraphFont" style:family="text">
      <style:text-properties fo:language="el" fo:country="GR"/>
    </style:style>
    <style:style style:name="T1293" style:parent-style-name="DefaultParagraphFont" style:family="text">
      <style:text-properties fo:language="el" fo:country="GR"/>
    </style:style>
    <style:style style:name="T1294" style:parent-style-name="DefaultParagraphFont" style:family="text">
      <style:text-properties fo:language="el" fo:country="GR"/>
    </style:style>
    <style:style style:name="T1295" style:parent-style-name="DefaultParagraphFont" style:family="text">
      <style:text-properties fo:language="el" fo:country="GR"/>
    </style:style>
    <style:style style:name="T1296" style:parent-style-name="DefaultParagraphFont" style:family="text">
      <style:text-properties fo:language="el" fo:country="GR"/>
    </style:style>
    <style:style style:name="T1297" style:parent-style-name="DefaultParagraphFont" style:family="text">
      <style:text-properties fo:language="el" fo:country="GR"/>
    </style:style>
    <style:style style:name="T1298" style:parent-style-name="DefaultParagraphFont" style:family="text">
      <style:text-properties fo:language="el" fo:country="GR"/>
    </style:style>
    <style:style style:name="T1299" style:parent-style-name="DefaultParagraphFont" style:family="text">
      <style:text-properties fo:language="el" fo:country="GR"/>
    </style:style>
    <style:style style:name="P1300" style:parent-style-name="Normal" style:family="paragraph">
      <style:paragraph-properties fo:margin-bottom="0in"/>
    </style:style>
    <style:style style:name="T1301" style:parent-style-name="DefaultParagraphFont" style:family="text">
      <style:text-properties fo:language="el" fo:country="GR"/>
    </style:style>
    <style:style style:name="T1302" style:parent-style-name="DefaultParagraphFont" style:family="text">
      <style:text-properties fo:language="el" fo:country="GR"/>
    </style:style>
    <style:style style:name="P1303" style:parent-style-name="Normal" style:family="paragraph">
      <style:paragraph-properties fo:margin-bottom="0in"/>
      <style:text-properties fo:language="el" fo:country="GR"/>
    </style:style>
    <style:style style:name="P1304" style:parent-style-name="Normal" style:family="paragraph">
      <style:paragraph-properties fo:margin-bottom="0in"/>
    </style:style>
    <style:style style:name="T1305" style:parent-style-name="DefaultParagraphFont" style:family="text">
      <style:text-properties fo:language="el" fo:country="GR"/>
    </style:style>
    <style:style style:name="T1306" style:parent-style-name="DefaultParagraphFont" style:family="text">
      <style:text-properties fo:language="el" fo:country="GR"/>
    </style:style>
    <style:style style:name="T1307" style:parent-style-name="DefaultParagraphFont" style:family="text">
      <style:text-properties fo:language="el" fo:country="GR"/>
    </style:style>
    <style:style style:name="P1308" style:parent-style-name="Normal" style:family="paragraph">
      <style:paragraph-properties fo:margin-bottom="0in"/>
      <style:text-properties fo:language="el" fo:country="GR"/>
    </style:style>
    <style:style style:name="P1309" style:parent-style-name="Normal" style:family="paragraph">
      <style:paragraph-properties fo:margin-bottom="0in"/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Model</text:p>
          </table:table-cell>
          <table:table-cell table:style-name="TableCell16">
            <text:p text:style-name="P17">ER</text:p>
          </table:table-cell>
          <table:table-cell table:style-name="TableCell18">
            <text:p text:style-name="P19">F</text:p>
          </table:table-cell>
          <table:table-cell table:style-name="TableCell20">
            <text:p text:style-name="P21">LE</text:p>
          </table:table-cell>
          <table:table-cell table:style-name="TableCell22">
            <text:p text:style-name="P23">LR</text:p>
          </table:table-cell>
          <table:table-cell table:style-name="TableCell24">
            <text:p text:style-name="P25">SELDscore</text:p>
          </table:table-cell>
          <table:table-cell table:style-name="TableCell26">
            <text:p text:style-name="P27">optimizer</text:p>
          </table:table-cell>
          <table:table-cell table:style-name="TableCell28">
            <text:p text:style-name="P29">loss</text:p>
          </table:table-cell>
          <table:table-cell table:style-name="TableCell30">
            <text:p text:style-name="P31">decoder</text:p>
          </table:table-cell>
          <table:table-cell table:style-name="TableCell32">
            <text:p text:style-name="P33">DA</text:p>
          </table:table-cell>
          <table:table-cell table:style-name="TableCell34">
            <text:p text:style-name="P35">Parallel</text:p>
          </table:table-cell>
        </table:table-row>
        <table:table-row table:style-name="TableRow36">
          <table:table-cell table:style-name="TableCell37">
            <text:p text:style-name="P38">Baseline</text:p>
          </table:table-cell>
          <table:table-cell table:style-name="TableCell39">
            <text:p text:style-name="P40">0.74</text:p>
          </table:table-cell>
          <table:table-cell table:style-name="TableCell41">
            <text:p text:style-name="P42">24.7</text:p>
          </table:table-cell>
          <table:table-cell table:style-name="TableCell43">
            <text:p text:style-name="P44">30.9</text:p>
          </table:table-cell>
          <table:table-cell table:style-name="TableCell45">
            <text:p text:style-name="P46">38.2</text:p>
          </table:table-cell>
          <table:table-cell table:style-name="TableCell47">
            <text:p text:style-name="P48">0.57</text:p>
          </table:table-cell>
          <table:table-cell table:style-name="TableCell49">
            <text:p text:style-name="P50">Adam</text:p>
          </table:table-cell>
          <table:table-cell table:style-name="TableCell51">
            <text:p text:style-name="P52">MSE</text:p>
          </table:table-cell>
          <table:table-cell table:style-name="TableCell53">
            <text:p text:style-name="P54">Bi-GRU</text:p>
          </table:table-cell>
          <table:table-cell table:style-name="TableCell55">
            <text:p text:style-name="P56">-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Baseline</text:p>
            <text:p text:style-name="P62">(didn’t converge)</text:p>
          </table:table-cell>
          <table:table-cell table:style-name="TableCell63">
            <text:p text:style-name="P64">-</text:p>
          </table:table-cell>
          <table:table-cell table:style-name="TableCell65">
            <text:p text:style-name="P66">-</text:p>
          </table:table-cell>
          <table:table-cell table:style-name="TableCell67">
            <text:p text:style-name="P68">-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>Adam, lr 0.1</text:p>
          </table:table-cell>
          <table:table-cell table:style-name="TableCell75">
            <text:p text:style-name="P76">MSE</text:p>
          </table:table-cell>
          <table:table-cell table:style-name="TableCell77">
            <text:p text:style-name="P78">Bi-GRU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P85">Baseline</text:p>
            <text:p text:style-name="P86">(faster convergence)</text:p>
          </table:table-cell>
          <table:table-cell table:style-name="TableCell87">
            <text:p text:style-name="P88">0.74</text:p>
          </table:table-cell>
          <table:table-cell table:style-name="TableCell89">
            <text:p text:style-name="P90">22.3</text:p>
          </table:table-cell>
          <table:table-cell table:style-name="TableCell91">
            <text:p text:style-name="P92">38.5</text:p>
          </table:table-cell>
          <table:table-cell table:style-name="TableCell93">
            <text:p text:style-name="P94">33.3</text:p>
          </table:table-cell>
          <table:table-cell table:style-name="TableCell95">
            <text:p text:style-name="P96">0.6</text:p>
          </table:table-cell>
          <table:table-cell table:style-name="TableCell97">
            <text:p text:style-name="P98">Adam, lr 0.00001</text:p>
          </table:table-cell>
          <table:table-cell table:style-name="TableCell99">
            <text:p text:style-name="P100">MSE</text:p>
          </table:table-cell>
          <table:table-cell table:style-name="TableCell101">
            <text:p text:style-name="P102">Bi-GRU</text:p>
          </table:table-cell>
          <table:table-cell table:style-name="TableCell103">
            <text:p text:style-name="P104">-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table-cell table:style-name="TableCell108">
            <text:p text:style-name="P109">Baseline</text:p>
          </table:table-cell>
          <table:table-cell table:style-name="TableCell110">
            <text:p text:style-name="P111">0.78</text:p>
          </table:table-cell>
          <table:table-cell table:style-name="TableCell112">
            <text:p text:style-name="P113">22.4</text:p>
          </table:table-cell>
          <table:table-cell table:style-name="TableCell114">
            <text:p text:style-name="P115">36.4</text:p>
          </table:table-cell>
          <table:table-cell table:style-name="TableCell116">
            <text:p text:style-name="P117">35.3</text:p>
          </table:table-cell>
          <table:table-cell table:style-name="TableCell118">
            <text:p text:style-name="P119">0.6</text:p>
          </table:table-cell>
          <table:table-cell table:style-name="TableCell120">
            <text:p text:style-name="P121">Adam</text:p>
          </table:table-cell>
          <table:table-cell table:style-name="TableCell122">
            <text:p text:style-name="P123">MSE</text:p>
          </table:table-cell>
          <table:table-cell table:style-name="TableCell124">
            <text:p text:style-name="P125">LSTM</text:p>
          </table:table-cell>
          <table:table-cell table:style-name="TableCell126">
            <text:p text:style-name="P127">-</text:p>
          </table:table-cell>
          <table:table-cell table:style-name="TableCell128">
            <text:p text:style-name="P129">-</text:p>
          </table:table-cell>
        </table:table-row>
        <table:table-row table:style-name="TableRow130">
          <table:table-cell table:style-name="TableCell131">
            <text:p text:style-name="P132">Baseline</text:p>
          </table:table-cell>
          <table:table-cell table:style-name="TableCell133">
            <text:p text:style-name="P134">0.85</text:p>
          </table:table-cell>
          <table:table-cell table:style-name="TableCell135">
            <text:p text:style-name="P136">16.2</text:p>
          </table:table-cell>
          <table:table-cell table:style-name="TableCell137">
            <text:p text:style-name="P138">56.2</text:p>
          </table:table-cell>
          <table:table-cell table:style-name="TableCell139">
            <text:p text:style-name="P140">21.7</text:p>
          </table:table-cell>
          <table:table-cell table:style-name="TableCell141">
            <text:p text:style-name="P142">0.75</text:p>
          </table:table-cell>
          <table:table-cell table:style-name="TableCell143">
            <text:p text:style-name="P144">SGD</text:p>
          </table:table-cell>
          <table:table-cell table:style-name="TableCell145">
            <text:p text:style-name="P146">MSE</text:p>
          </table:table-cell>
          <table:table-cell table:style-name="TableCell147">
            <text:p text:style-name="P148">Bi-Gru</text:p>
          </table:table-cell>
          <table:table-cell table:style-name="TableCell149">
            <text:p text:style-name="P150">-</text:p>
          </table:table-cell>
          <table:table-cell table:style-name="TableCell151">
            <text:p text:style-name="P152">-</text:p>
          </table:table-cell>
        </table:table-row>
        <table:table-row table:style-name="TableRow153">
          <table:table-cell table:style-name="TableCell154">
            <text:p text:style-name="P155">Baseline</text:p>
          </table:table-cell>
          <table:table-cell table:style-name="TableCell156">
            <text:p text:style-name="P157">0.87</text:p>
          </table:table-cell>
          <table:table-cell table:style-name="TableCell158">
            <text:p text:style-name="P159">15.6</text:p>
          </table:table-cell>
          <table:table-cell table:style-name="TableCell160">
            <text:p text:style-name="P161">55.0</text:p>
          </table:table-cell>
          <table:table-cell table:style-name="TableCell162">
            <text:p text:style-name="P163">20.2</text:p>
          </table:table-cell>
          <table:table-cell table:style-name="TableCell164">
            <text:p text:style-name="P165">0.76</text:p>
          </table:table-cell>
          <table:table-cell table:style-name="TableCell166">
            <text:p text:style-name="P167">SGD</text:p>
          </table:table-cell>
          <table:table-cell table:style-name="TableCell168">
            <text:p text:style-name="P169">Binary Cross-Entropy</text:p>
          </table:table-cell>
          <table:table-cell table:style-name="TableCell170">
            <text:p text:style-name="P171">Bi-Gru</text:p>
          </table:table-cell>
          <table:table-cell table:style-name="TableCell172">
            <text:p text:style-name="P173">-</text:p>
          </table:table-cell>
          <table:table-cell table:style-name="TableCell174">
            <text:p text:style-name="P175">-</text:p>
          </table:table-cell>
        </table:table-row>
        <table:table-row table:style-name="TableRow176">
          <table:table-cell table:style-name="TableCell177">
            <text:p text:style-name="P178">Baseline</text:p>
          </table:table-cell>
          <table:table-cell table:style-name="TableCell179">
            <text:p text:style-name="P180">0.8</text:p>
          </table:table-cell>
          <table:table-cell table:style-name="TableCell181">
            <text:p text:style-name="P182">15.5</text:p>
          </table:table-cell>
          <table:table-cell table:style-name="TableCell183">
            <text:p text:style-name="P184">39.8</text:p>
          </table:table-cell>
          <table:table-cell table:style-name="TableCell185">
            <text:p text:style-name="P186">30.0</text:p>
          </table:table-cell>
          <table:table-cell table:style-name="TableCell187">
            <text:p text:style-name="P188">0.64</text:p>
          </table:table-cell>
          <table:table-cell table:style-name="TableCell189">
            <text:p text:style-name="P190">Adam</text:p>
          </table:table-cell>
          <table:table-cell table:style-name="TableCell191">
            <text:p text:style-name="P192">MSE</text:p>
          </table:table-cell>
          <table:table-cell table:style-name="TableCell193">
            <text:p text:style-name="P194">Bi-Gru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-</text:p>
          </table:table-cell>
        </table:table-row>
        <table:table-row table:style-name="TableRow199">
          <table:table-cell table:style-name="TableCell200">
            <text:p text:style-name="P201">Baseline</text:p>
          </table:table-cell>
          <table:table-cell table:style-name="TableCell202">
            <text:p text:style-name="P203">0.84</text:p>
          </table:table-cell>
          <table:table-cell table:style-name="TableCell204">
            <text:p text:style-name="P205">21.4</text:p>
          </table:table-cell>
          <table:table-cell table:style-name="TableCell206">
            <text:p text:style-name="P207">36.8</text:p>
          </table:table-cell>
          <table:table-cell table:style-name="TableCell208">
            <text:p text:style-name="P209">42.5</text:p>
          </table:table-cell>
          <table:table-cell table:style-name="TableCell210">
            <text:p text:style-name="P211">0.6</text:p>
          </table:table-cell>
          <table:table-cell table:style-name="TableCell212">
            <text:p text:style-name="P213">Adam</text:p>
          </table:table-cell>
          <table:table-cell table:style-name="TableCell214">
            <text:p text:style-name="P215">MSE</text:p>
          </table:table-cell>
          <table:table-cell table:style-name="TableCell216">
            <text:p text:style-name="P217">Bi-Gru</text:p>
          </table:table-cell>
          <table:table-cell table:style-name="TableCell218">
            <text:p text:style-name="P219">2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Baseline**</text:p>
          </table:table-cell>
          <table:table-cell table:style-name="TableCell225">
            <text:p text:style-name="P226">0.82</text:p>
          </table:table-cell>
          <table:table-cell table:style-name="TableCell227">
            <text:p text:style-name="P228">16.7</text:p>
          </table:table-cell>
          <table:table-cell table:style-name="TableCell229">
            <text:p text:style-name="P230">40.0</text:p>
          </table:table-cell>
          <table:table-cell table:style-name="TableCell231">
            <text:p text:style-name="P232">27.3</text:p>
          </table:table-cell>
          <table:table-cell table:style-name="TableCell233">
            <text:p text:style-name="P234">0.63</text:p>
          </table:table-cell>
          <table:table-cell table:style-name="TableCell235">
            <text:p text:style-name="P236">Adam</text:p>
          </table:table-cell>
          <table:table-cell table:style-name="TableCell237">
            <text:p text:style-name="P238">MSE</text:p>
          </table:table-cell>
          <table:table-cell table:style-name="TableCell239">
            <text:p text:style-name="P240">Bi-Gru</text:p>
          </table:table-cell>
          <table:table-cell table:style-name="TableCell241">
            <text:p text:style-name="P242">1+2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Baseline (20 epochs)</text:p>
          </table:table-cell>
          <table:table-cell table:style-name="TableCell248">
            <text:p text:style-name="P249">0.89</text:p>
          </table:table-cell>
          <table:table-cell table:style-name="TableCell250">
            <text:p text:style-name="P251">11.4</text:p>
          </table:table-cell>
          <table:table-cell table:style-name="TableCell252">
            <text:p text:style-name="P253">36.1</text:p>
          </table:table-cell>
          <table:table-cell table:style-name="TableCell254">
            <text:p text:style-name="P255">14.8</text:p>
          </table:table-cell>
          <table:table-cell table:style-name="TableCell256">
            <text:p text:style-name="P257">0.71</text:p>
          </table:table-cell>
          <table:table-cell table:style-name="TableCell258">
            <text:p text:style-name="P259">Adam</text:p>
          </table:table-cell>
          <table:table-cell table:style-name="TableCell260">
            <text:p text:style-name="P261">MSE</text:p>
          </table:table-cell>
          <table:table-cell table:style-name="TableCell262">
            <text:p text:style-name="P263">Bi-Gru</text:p>
          </table:table-cell>
          <table:table-cell table:style-name="TableCell264">
            <text:p text:style-name="P265">-</text:p>
          </table:table-cell>
          <table:table-cell table:style-name="TableCell266">
            <text:p text:style-name="P267">yes</text:p>
          </table:table-cell>
        </table:table-row>
        <table:table-row table:style-name="TableRow268">
          <table:table-cell table:style-name="TableCell269">
            <text:p text:style-name="P270">Dense</text:p>
          </table:table-cell>
          <table:table-cell table:style-name="TableCell271">
            <text:p text:style-name="P272">0.73</text:p>
          </table:table-cell>
          <table:table-cell table:style-name="TableCell273">
            <text:p text:style-name="P274">28.0</text:p>
          </table:table-cell>
          <table:table-cell table:style-name="TableCell275">
            <text:p text:style-name="P276">27.6</text:p>
          </table:table-cell>
          <table:table-cell table:style-name="TableCell277">
            <text:p text:style-name="P278">41.7</text:p>
          </table:table-cell>
          <table:table-cell table:style-name="TableCell279">
            <text:p text:style-name="P280"><text:span text:style-name="T281">0.55</text:span></text:p>
          </table:table-cell>
          <table:table-cell table:style-name="TableCell282">
            <text:p text:style-name="P283">Adam</text:p>
          </table:table-cell>
          <table:table-cell table:style-name="TableCell284">
            <text:p text:style-name="P285">MSE</text:p>
          </table:table-cell>
          <table:table-cell table:style-name="TableCell286">
            <text:p text:style-name="P287">Bi-GRU</text:p>
          </table:table-cell>
          <table:table-cell table:style-name="TableCell288">
            <text:p text:style-name="P289">1+2+3</text:p>
          </table:table-cell>
          <table:table-cell table:style-name="TableCell290">
            <text:p text:style-name="P291">-</text:p>
          </table:table-cell>
        </table:table-row>
      </table:table>
      <text:p text:style-name="Normal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Model</text:p>
          </table:table-cell>
          <table:table-cell table:style-name="TableCell307">
            <text:p text:style-name="P308">ER</text:p>
          </table:table-cell>
          <table:table-cell table:style-name="TableCell309">
            <text:p text:style-name="P310">F</text:p>
          </table:table-cell>
          <table:table-cell table:style-name="TableCell311">
            <text:p text:style-name="P312">LE</text:p>
          </table:table-cell>
          <table:table-cell table:style-name="TableCell313">
            <text:p text:style-name="P314">LR</text:p>
          </table:table-cell>
          <table:table-cell table:style-name="TableCell315">
            <text:p text:style-name="P316">SELDscore</text:p>
          </table:table-cell>
          <table:table-cell table:style-name="TableCell317">
            <text:p text:style-name="P318">Swa</text:p>
          </table:table-cell>
          <table:table-cell table:style-name="TableCell319">
            <text:p text:style-name="P320">DA</text:p>
          </table:table-cell>
          <table:table-cell table:style-name="TableCell321">
            <text:p text:style-name="P322">TTA</text:p>
          </table:table-cell>
          <table:table-cell table:style-name="TableCell323">
            <text:p text:style-name="P324">Dynamic</text:p>
          </table:table-cell>
          <table:table-cell table:style-name="TableCell325">
            <text:p text:style-name="P326">Scheduler</text:p>
          </table:table-cell>
        </table:table-row>
        <table:table-row table:style-name="TableRow327">
          <table:table-cell table:style-name="TableCell328">
            <text:p text:style-name="P329">ResNet18</text:p>
          </table:table-cell>
          <table:table-cell table:style-name="TableCell330">
            <text:p text:style-name="P331">0.89</text:p>
          </table:table-cell>
          <table:table-cell table:style-name="TableCell332">
            <text:p text:style-name="P333">7.9</text:p>
          </table:table-cell>
          <table:table-cell table:style-name="TableCell334">
            <text:p text:style-name="P335">43.3</text:p>
          </table:table-cell>
          <table:table-cell table:style-name="TableCell336">
            <text:p text:style-name="P337">13.5</text:p>
          </table:table-cell>
          <table:table-cell table:style-name="TableCell338">
            <text:p text:style-name="P339">0.73</text:p>
          </table:table-cell>
          <table:table-cell table:style-name="TableCell340">
            <text:p text:style-name="P341">-</text:p>
          </table:table-cell>
          <table:table-cell table:style-name="TableCell342">
            <text:p text:style-name="P343">-</text:p>
          </table:table-cell>
          <table:table-cell table:style-name="TableCell344">
            <text:p text:style-name="P345">-</text:p>
          </table:table-cell>
          <table:table-cell table:style-name="TableCell346">
            <text:p text:style-name="P347">-</text:p>
          </table:table-cell>
          <table:table-cell table:style-name="TableCell348">
            <text:p text:style-name="P349">-</text:p>
          </table:table-cell>
        </table:table-row>
        <table:table-row table:style-name="TableRow350">
          <table:table-cell table:style-name="TableCell351">
            <text:p text:style-name="P352">ResNet18</text:p>
          </table:table-cell>
          <table:table-cell table:style-name="TableCell353">
            <text:p text:style-name="P354">0.86</text:p>
          </table:table-cell>
          <table:table-cell table:style-name="TableCell355">
            <text:p text:style-name="P356">9.1</text:p>
          </table:table-cell>
          <table:table-cell table:style-name="TableCell357">
            <text:p text:style-name="P358">44.6</text:p>
          </table:table-cell>
          <table:table-cell table:style-name="TableCell359">
            <text:p text:style-name="P360">25.3</text:p>
          </table:table-cell>
          <table:table-cell table:style-name="TableCell361">
            <text:p text:style-name="P362">0.7</text:p>
          </table:table-cell>
          <table:table-cell table:style-name="TableCell363">
            <text:p text:style-name="P364">-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-</text:p>
          </table:table-cell>
          <table:table-cell table:style-name="TableCell369">
            <text:p text:style-name="P370">-</text:p>
          </table:table-cell>
          <table:table-cell table:style-name="TableCell371">
            <text:p text:style-name="P372">-</text:p>
          </table:table-cell>
        </table:table-row>
        <table:table-row table:style-name="TableRow373">
          <table:table-cell table:style-name="TableCell374">
            <text:p text:style-name="P375">ResNet18</text:p>
          </table:table-cell>
          <table:table-cell table:style-name="TableCell376">
            <text:p text:style-name="P377">0.85</text:p>
          </table:table-cell>
          <table:table-cell table:style-name="TableCell378">
            <text:p text:style-name="P379">9.4</text:p>
          </table:table-cell>
          <table:table-cell table:style-name="TableCell380">
            <text:p text:style-name="P381">47.2</text:p>
          </table:table-cell>
          <table:table-cell table:style-name="TableCell382">
            <text:p text:style-name="P383">25.5</text:p>
          </table:table-cell>
          <table:table-cell table:style-name="TableCell384">
            <text:p text:style-name="P385">0.69</text:p>
          </table:table-cell>
          <table:table-cell table:style-name="TableCell386">
            <text:p text:style-name="P387">-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-</text:p>
          </table:table-cell>
          <table:table-cell table:style-name="TableCell394">
            <text:p text:style-name="P395">-</text:p>
          </table:table-cell>
        </table:table-row>
        <table:table-row table:style-name="TableRow396">
          <table:table-cell table:style-name="TableCell397">
            <text:p text:style-name="P398">Resnet18</text:p>
          </table:table-cell>
          <table:table-cell table:style-name="TableCell399">
            <text:p text:style-name="P400">0.8</text:p>
          </table:table-cell>
          <table:table-cell table:style-name="TableCell401">
            <text:p text:style-name="P402">13.8</text:p>
          </table:table-cell>
          <table:table-cell table:style-name="TableCell403">
            <text:p text:style-name="P404">40.9</text:p>
          </table:table-cell>
          <table:table-cell table:style-name="TableCell405">
            <text:p text:style-name="P406">28.1</text:p>
          </table:table-cell>
          <table:table-cell table:style-name="TableCell407">
            <text:p text:style-name="P408">0.67</text:p>
            <text:p text:style-name="P409"/>
          </table:table-cell>
          <table:table-cell table:style-name="TableCell410">
            <text:p text:style-name="P411">-</text:p>
          </table:table-cell>
          <table:table-cell table:style-name="TableCell412">
            <text:p text:style-name="P413">1+2</text:p>
          </table:table-cell>
          <table:table-cell table:style-name="TableCell414">
            <text:p text:style-name="P415">-</text:p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yes</text:p>
          </table:table-cell>
        </table:table-row>
        <table:table-row table:style-name="TableRow420">
          <table:table-cell table:style-name="TableCell421">
            <text:p text:style-name="P422">New<text:s/>Resnet18</text:p>
          </table:table-cell>
          <table:table-cell table:style-name="TableCell423">
            <text:p text:style-name="P424">0.75</text:p>
          </table:table-cell>
          <table:table-cell table:style-name="TableCell425">
            <text:p text:style-name="P426">24.0</text:p>
          </table:table-cell>
          <table:table-cell table:style-name="TableCell427">
            <text:p text:style-name="P428">33.4</text:p>
          </table:table-cell>
          <table:table-cell table:style-name="TableCell429">
            <text:p text:style-name="P430">42.4</text:p>
          </table:table-cell>
          <table:table-cell table:style-name="TableCell431">
            <text:p text:style-name="P432">0.57</text:p>
          </table:table-cell>
          <table:table-cell table:style-name="TableCell433">
            <text:p text:style-name="P434">yes</text:p>
          </table:table-cell>
          <table:table-cell table:style-name="TableCell435">
            <text:p text:style-name="P436">1+2</text:p>
          </table:table-cell>
          <table:table-cell table:style-name="TableCell437">
            <text:p text:style-name="P438">-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Model</text:p>
          </table:table-cell>
          <table:table-cell table:style-name="TableCell459">
            <text:p text:style-name="P460">ER</text:p>
          </table:table-cell>
          <table:table-cell table:style-name="TableCell461">
            <text:p text:style-name="P462">F</text:p>
          </table:table-cell>
          <table:table-cell table:style-name="TableCell463">
            <text:p text:style-name="P464">LE</text:p>
          </table:table-cell>
          <table:table-cell table:style-name="TableCell465">
            <text:p text:style-name="P466">LR</text:p>
          </table:table-cell>
          <table:table-cell table:style-name="TableCell467">
            <text:p text:style-name="P468">SELDscore</text:p>
          </table:table-cell>
          <table:table-cell table:style-name="TableCell469">
            <text:p text:style-name="P470">Swa</text:p>
          </table:table-cell>
          <table:table-cell table:style-name="TableCell471">
            <text:p text:style-name="P472">DA</text:p>
          </table:table-cell>
          <table:table-cell table:style-name="TableCell473">
            <text:p text:style-name="P474">TTA</text:p>
          </table:table-cell>
          <table:table-cell table:style-name="TableCell475">
            <text:p text:style-name="P476">Dynamic</text:p>
          </table:table-cell>
          <table:table-cell table:style-name="TableCell477">
            <text:p text:style-name="P478">Scheduler</text:p>
          </table:table-cell>
        </table:table-row>
        <table:table-row table:style-name="TableRow479">
          <table:table-cell table:style-name="TableCell480">
            <text:p text:style-name="P481">ResNet34</text:p>
          </table:table-cell>
          <table:table-cell table:style-name="TableCell482">
            <text:p text:style-name="P483">0.79</text:p>
          </table:table-cell>
          <table:table-cell table:style-name="TableCell484">
            <text:p text:style-name="P485">20.1</text:p>
          </table:table-cell>
          <table:table-cell table:style-name="TableCell486">
            <text:p text:style-name="P487">29.5</text:p>
          </table:table-cell>
          <table:table-cell table:style-name="TableCell488">
            <text:p text:style-name="P489">28.7</text:p>
          </table:table-cell>
          <table:table-cell table:style-name="TableCell490">
            <text:p text:style-name="P491">0.63</text:p>
          </table:table-cell>
          <table:table-cell table:style-name="TableCell492">
            <text:p text:style-name="P493">-</text:p>
          </table:table-cell>
          <table:table-cell table:style-name="TableCell494">
            <text:p text:style-name="P495">-</text:p>
          </table:table-cell>
          <table:table-cell table:style-name="TableCell496">
            <text:p text:style-name="P497">-</text:p>
          </table:table-cell>
          <table:table-cell table:style-name="TableCell498">
            <text:p text:style-name="P499">-</text:p>
          </table:table-cell>
          <table:table-cell table:style-name="TableCell500">
            <text:p text:style-name="P501">-</text:p>
          </table:table-cell>
        </table:table-row>
        <table:table-row table:style-name="TableRow502">
          <table:table-cell table:style-name="TableCell503">
            <text:p text:style-name="P504">ResNet34**</text:p>
          </table:table-cell>
          <table:table-cell table:style-name="TableCell505">
            <text:p text:style-name="P506">0.77</text:p>
          </table:table-cell>
          <table:table-cell table:style-name="TableCell507">
            <text:p text:style-name="P508">20.1</text:p>
          </table:table-cell>
          <table:table-cell table:style-name="TableCell509">
            <text:p text:style-name="P510">37.6</text:p>
          </table:table-cell>
          <table:table-cell table:style-name="TableCell511">
            <text:p text:style-name="P512">37.3</text:p>
          </table:table-cell>
          <table:table-cell table:style-name="TableCell513">
            <text:p text:style-name="P514">0.6</text:p>
          </table:table-cell>
          <table:table-cell table:style-name="TableCell515">
            <text:p text:style-name="P516">-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-</text:p>
          </table:table-cell>
          <table:table-cell table:style-name="TableCell521">
            <text:p text:style-name="P522">-</text:p>
          </table:table-cell>
          <table:table-cell table:style-name="TableCell523">
            <text:p text:style-name="P524">-</text:p>
          </table:table-cell>
        </table:table-row>
        <table:table-row table:style-name="TableRow525">
          <table:table-cell table:style-name="TableCell526">
            <text:p text:style-name="P527">ResNet34</text:p>
          </table:table-cell>
          <table:table-cell table:style-name="TableCell528">
            <text:p text:style-name="P529">0.77</text:p>
          </table:table-cell>
          <table:table-cell table:style-name="TableCell530">
            <text:p text:style-name="P531">21.7</text:p>
          </table:table-cell>
          <table:table-cell table:style-name="TableCell532">
            <text:p text:style-name="P533">35.1</text:p>
          </table:table-cell>
          <table:table-cell table:style-name="TableCell534">
            <text:p text:style-name="P535">38.5</text:p>
          </table:table-cell>
          <table:table-cell table:style-name="TableCell536">
            <text:p text:style-name="P537">0.59</text:p>
          </table:table-cell>
          <table:table-cell table:style-name="TableCell538">
            <text:p text:style-name="P539">-</text:p>
          </table:table-cell>
          <table:table-cell table:style-name="TableCell540">
            <text:p text:style-name="P541">2</text:p>
          </table:table-cell>
          <table:table-cell table:style-name="TableCell542">
            <text:p text:style-name="P543">-</text:p>
          </table:table-cell>
          <table:table-cell table:style-name="TableCell544">
            <text:p text:style-name="P545">-</text:p>
          </table:table-cell>
          <table:table-cell table:style-name="TableCell546">
            <text:p text:style-name="P547">-</text:p>
          </table:table-cell>
        </table:table-row>
        <table:table-row table:style-name="TableRow548">
          <table:table-cell table:style-name="TableCell549">
            <text:p text:style-name="P550">Resnet34</text:p>
          </table:table-cell>
          <table:table-cell table:style-name="TableCell551">
            <text:p text:style-name="P552">0.76</text:p>
          </table:table-cell>
          <table:table-cell table:style-name="TableCell553">
            <text:p text:style-name="P554">22.3</text:p>
          </table:table-cell>
          <table:table-cell table:style-name="TableCell555">
            <text:p text:style-name="P556">34.6</text:p>
          </table:table-cell>
          <table:table-cell table:style-name="TableCell557">
            <text:p text:style-name="P558">37.9</text:p>
          </table:table-cell>
          <table:table-cell table:style-name="TableCell559">
            <text:p text:style-name="P560">0.58</text:p>
          </table:table-cell>
          <table:table-cell table:style-name="TableCell561">
            <text:p text:style-name="P562">yes</text:p>
          </table:table-cell>
          <table:table-cell table:style-name="TableCell563">
            <text:p text:style-name="P564">1+2</text:p>
          </table:table-cell>
          <table:table-cell table:style-name="TableCell565">
            <text:p text:style-name="P566">-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P570">yes</text:p>
          </table:table-cell>
        </table:table-row>
        <text:soft-page-break/>
        <table:table-row table:style-name="TableRow571">
          <table:table-cell table:style-name="TableCell572">
            <text:p text:style-name="P573">New Resnet34</text:p>
          </table:table-cell>
          <table:table-cell table:style-name="TableCell574">
            <text:p text:style-name="P575">0.73</text:p>
          </table:table-cell>
          <table:table-cell table:style-name="TableCell576">
            <text:p text:style-name="P577">29.5</text:p>
          </table:table-cell>
          <table:table-cell table:style-name="TableCell578">
            <text:p text:style-name="P579">29.8</text:p>
          </table:table-cell>
          <table:table-cell table:style-name="TableCell580">
            <text:p text:style-name="P581">48.9</text:p>
          </table:table-cell>
          <table:table-cell table:style-name="TableCell582">
            <text:p text:style-name="P583">0.53</text:p>
          </table:table-cell>
          <table:table-cell table:style-name="TableCell584">
            <text:p text:style-name="P585">yes</text:p>
          </table:table-cell>
          <table:table-cell table:style-name="TableCell586">
            <text:p text:style-name="P587">2</text:p>
          </table:table-cell>
          <table:table-cell table:style-name="TableCell588">
            <text:p text:style-name="P589">-</text:p>
          </table:table-cell>
          <table:table-cell table:style-name="TableCell590">
            <text:p text:style-name="P591">yes</text:p>
          </table:table-cell>
          <table:table-cell table:style-name="TableCell592">
            <text:p text:style-name="P593">yes</text:p>
          </table:table-cell>
        </table:table-row>
        <table:table-row table:style-name="TableRow594">
          <table:table-cell table:style-name="TableCell595">
            <text:p text:style-name="P596">New Resnet34</text:p>
          </table:table-cell>
          <table:table-cell table:style-name="TableCell597">
            <text:p text:style-name="P598"><text:span text:style-name="T599">0.68</text:span></text:p>
          </table:table-cell>
          <table:table-cell table:style-name="TableCell600">
            <text:p text:style-name="P601"><text:span text:style-name="T602">34.8</text:span></text:p>
          </table:table-cell>
          <table:table-cell table:style-name="TableCell603">
            <text:p text:style-name="P604">24.1</text:p>
          </table:table-cell>
          <table:table-cell table:style-name="TableCell605">
            <text:p text:style-name="P606">45.1</text:p>
          </table:table-cell>
          <table:table-cell table:style-name="TableCell607">
            <text:p text:style-name="P608"><text:span text:style-name="T609">0.50</text:span></text:p>
          </table:table-cell>
          <table:table-cell table:style-name="TableCell610">
            <text:p text:style-name="P611">yes</text:p>
          </table:table-cell>
          <table:table-cell table:style-name="TableCell612">
            <text:p text:style-name="P613">1+2+3</text:p>
          </table:table-cell>
          <table:table-cell table:style-name="TableCell614">
            <text:p text:style-name="P615">yes</text:p>
          </table:table-cell>
          <table:table-cell table:style-name="TableCell616">
            <text:p text:style-name="P617">yes</text:p>
          </table:table-cell>
          <table:table-cell table:style-name="TableCell618">
            <text:p text:style-name="P619">yes</text:p>
          </table:table-cell>
        </table:table-row>
      </table:table>
      <text:p text:style-name="Normal"/>
      <text:p text:style-name="P620"/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Model</text:p>
          </table:table-cell>
          <table:table-cell table:style-name="TableCell636">
            <text:p text:style-name="P637">ER</text:p>
          </table:table-cell>
          <table:table-cell table:style-name="TableCell638">
            <text:p text:style-name="P639">F</text:p>
          </table:table-cell>
          <table:table-cell table:style-name="TableCell640">
            <text:p text:style-name="P641">LE</text:p>
          </table:table-cell>
          <table:table-cell table:style-name="TableCell642">
            <text:p text:style-name="P643">LR</text:p>
          </table:table-cell>
          <table:table-cell table:style-name="TableCell644">
            <text:p text:style-name="P645">SELDscore</text:p>
          </table:table-cell>
          <table:table-cell table:style-name="TableCell646">
            <text:p text:style-name="P647">Swa</text:p>
          </table:table-cell>
          <table:table-cell table:style-name="TableCell648">
            <text:p text:style-name="P649">DA</text:p>
          </table:table-cell>
          <table:table-cell table:style-name="TableCell650">
            <text:p text:style-name="P651">dims</text:p>
          </table:table-cell>
          <table:table-cell table:style-name="TableCell652">
            <text:p text:style-name="P653">Mel-bands</text:p>
          </table:table-cell>
        </table:table-row>
        <table:table-row table:style-name="TableRow654">
          <table:table-cell table:style-name="TableCell655">
            <text:p text:style-name="P656">Conformer</text:p>
          </table:table-cell>
          <table:table-cell table:style-name="TableCell657">
            <text:p text:style-name="P658">0.87</text:p>
          </table:table-cell>
          <table:table-cell table:style-name="TableCell659">
            <text:p text:style-name="P660">10.1</text:p>
          </table:table-cell>
          <table:table-cell table:style-name="TableCell661">
            <text:p text:style-name="P662">48.9</text:p>
          </table:table-cell>
          <table:table-cell table:style-name="TableCell663">
            <text:p text:style-name="P664">25.1</text:p>
          </table:table-cell>
          <table:table-cell table:style-name="TableCell665">
            <text:p text:style-name="P666">0.7</text:p>
          </table:table-cell>
          <table:table-cell table:style-name="TableCell667">
            <text:p text:style-name="P668">-</text:p>
          </table:table-cell>
          <table:table-cell table:style-name="TableCell669">
            <text:p text:style-name="P670">-</text:p>
          </table:table-cell>
          <table:table-cell table:style-name="TableCell671">
            <text:p text:style-name="P672">60</text:p>
          </table:table-cell>
          <table:table-cell table:style-name="TableCell673">
            <text:p text:style-name="P674">64</text:p>
          </table:table-cell>
        </table:table-row>
        <table:table-row table:style-name="TableRow675">
          <table:table-cell table:style-name="TableCell676">
            <text:p text:style-name="P677">Conformer<text:span text:style-name="T678">,<text:s/></text:span>AdaBelief</text:p>
          </table:table-cell>
          <table:table-cell table:style-name="TableCell679">
            <text:p text:style-name="P680">0.89</text:p>
          </table:table-cell>
          <table:table-cell table:style-name="TableCell681">
            <text:p text:style-name="P682">7.6</text:p>
          </table:table-cell>
          <table:table-cell table:style-name="TableCell683">
            <text:p text:style-name="P684">45.7</text:p>
          </table:table-cell>
          <table:table-cell table:style-name="TableCell685">
            <text:p text:style-name="P686">24.4</text:p>
          </table:table-cell>
          <table:table-cell table:style-name="TableCell687">
            <text:p text:style-name="P688">0.72</text:p>
          </table:table-cell>
          <table:table-cell table:style-name="TableCell689">
            <text:p text:style-name="P690">-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>60</text:p>
          </table:table-cell>
          <table:table-cell table:style-name="TableCell695">
            <text:p text:style-name="P696">64</text:p>
          </table:table-cell>
        </table:table-row>
        <table:table-row table:style-name="TableRow697">
          <table:table-cell table:style-name="TableCell698">
            <text:p text:style-name="P699">Conformer</text:p>
          </table:table-cell>
          <table:table-cell table:style-name="TableCell700">
            <text:p text:style-name="P701">0.76</text:p>
          </table:table-cell>
          <table:table-cell table:style-name="TableCell702">
            <text:p text:style-name="P703">24.2</text:p>
          </table:table-cell>
          <table:table-cell table:style-name="TableCell704">
            <text:p text:style-name="P705">29.2</text:p>
          </table:table-cell>
          <table:table-cell table:style-name="TableCell706">
            <text:p text:style-name="P707">36.1</text:p>
          </table:table-cell>
          <table:table-cell table:style-name="TableCell708">
            <text:p text:style-name="P709">0.58</text:p>
            <text:p text:style-name="P710"/>
          </table:table-cell>
          <table:table-cell table:style-name="TableCell711">
            <text:p text:style-name="P712">-</text:p>
          </table:table-cell>
          <table:table-cell table:style-name="TableCell713">
            <text:p text:style-name="P714">-</text:p>
          </table:table-cell>
          <table:table-cell table:style-name="TableCell715">
            <text:p text:style-name="P716">256</text:p>
          </table:table-cell>
          <table:table-cell table:style-name="TableCell717">
            <text:p text:style-name="P718">64</text:p>
          </table:table-cell>
        </table:table-row>
        <table:table-row table:style-name="TableRow719">
          <table:table-cell table:style-name="TableCell720">
            <text:p text:style-name="P721">Conformer</text:p>
            <text:p text:style-name="P722">Less heads</text:p>
          </table:table-cell>
          <table:table-cell table:style-name="TableCell723">
            <text:p text:style-name="P724">0.79</text:p>
          </table:table-cell>
          <table:table-cell table:style-name="TableCell725">
            <text:p text:style-name="P726">21.2</text:p>
          </table:table-cell>
          <table:table-cell table:style-name="TableCell727">
            <text:p text:style-name="P728">31.5</text:p>
          </table:table-cell>
          <table:table-cell table:style-name="TableCell729">
            <text:p text:style-name="P730">34.5</text:p>
          </table:table-cell>
          <table:table-cell table:style-name="TableCell731">
            <text:p text:style-name="P732">0.57</text:p>
          </table:table-cell>
          <table:table-cell table:style-name="TableCell733">
            <text:p text:style-name="P734">-</text:p>
          </table:table-cell>
          <table:table-cell table:style-name="TableCell735">
            <text:p text:style-name="P736">-</text:p>
          </table:table-cell>
          <table:table-cell table:style-name="TableCell737">
            <text:p text:style-name="P738">256</text:p>
          </table:table-cell>
          <table:table-cell table:style-name="TableCell739">
            <text:p text:style-name="P740">64</text:p>
          </table:table-cell>
        </table:table-row>
        <table:table-row table:style-name="TableRow741">
          <table:table-cell table:style-name="TableCell742">
            <text:p text:style-name="P743">Conformer</text:p>
          </table:table-cell>
          <table:table-cell table:style-name="TableCell744">
            <text:p text:style-name="P745">0.74</text:p>
          </table:table-cell>
          <table:table-cell table:style-name="TableCell746">
            <text:p text:style-name="P747">28.7</text:p>
          </table:table-cell>
          <table:table-cell table:style-name="TableCell748">
            <text:p text:style-name="P749">29.0</text:p>
          </table:table-cell>
          <table:table-cell table:style-name="TableCell750">
            <text:p text:style-name="P751">44.9</text:p>
          </table:table-cell>
          <table:table-cell table:style-name="TableCell752">
            <text:p text:style-name="P753">0.54</text:p>
          </table:table-cell>
          <table:table-cell table:style-name="TableCell754">
            <text:p text:style-name="P755">-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256</text:p>
          </table:table-cell>
          <table:table-cell table:style-name="TableCell760">
            <text:p text:style-name="P761">64</text:p>
          </table:table-cell>
        </table:table-row>
        <table:table-row table:style-name="TableRow762">
          <table:table-cell table:style-name="TableCell763">
            <text:p text:style-name="P764">Conformer</text:p>
          </table:table-cell>
          <table:table-cell table:style-name="TableCell765">
            <text:p text:style-name="P766">0.73</text:p>
          </table:table-cell>
          <table:table-cell table:style-name="TableCell767">
            <text:p text:style-name="P768">29.<text:span text:style-name="T769">6</text:span></text:p>
          </table:table-cell>
          <table:table-cell table:style-name="TableCell770">
            <text:p text:style-name="P771">28.6</text:p>
          </table:table-cell>
          <table:table-cell table:style-name="TableCell772">
            <text:p text:style-name="P773">45.2</text:p>
          </table:table-cell>
          <table:table-cell table:style-name="TableCell774">
            <text:p text:style-name="P775"><text:span text:style-name="T776">0.53</text:span></text:p>
          </table:table-cell>
          <table:table-cell table:style-name="TableCell777">
            <text:p text:style-name="P778">-</text:p>
          </table:table-cell>
          <table:table-cell table:style-name="TableCell779">
            <text:p text:style-name="P780">2</text:p>
          </table:table-cell>
          <table:table-cell table:style-name="TableCell781">
            <text:p text:style-name="P782">256</text:p>
          </table:table-cell>
          <table:table-cell table:style-name="TableCell783">
            <text:p text:style-name="P784">64</text:p>
          </table:table-cell>
        </table:table-row>
        <table:table-row table:style-name="TableRow785">
          <table:table-cell table:style-name="TableCell786">
            <text:p text:style-name="P787">Conformer<text:s/></text:p>
          </table:table-cell>
          <table:table-cell table:style-name="TableCell788">
            <text:p text:style-name="P789">0.77</text:p>
          </table:table-cell>
          <table:table-cell table:style-name="TableCell790">
            <text:p text:style-name="P791">30.6</text:p>
          </table:table-cell>
          <table:table-cell table:style-name="TableCell792">
            <text:p text:style-name="P793">31.2</text:p>
          </table:table-cell>
          <table:table-cell table:style-name="TableCell794">
            <text:p text:style-name="P795"><text:span text:style-name="T796">52.2</text:span></text:p>
          </table:table-cell>
          <table:table-cell table:style-name="TableCell797">
            <text:p text:style-name="P798">0.53</text:p>
          </table:table-cell>
          <table:table-cell table:style-name="TableCell799">
            <text:p text:style-name="P800">yes</text:p>
          </table:table-cell>
          <table:table-cell table:style-name="TableCell801">
            <text:p text:style-name="P802">2</text:p>
          </table:table-cell>
          <table:table-cell table:style-name="TableCell803">
            <text:p text:style-name="P804">256</text:p>
          </table:table-cell>
          <table:table-cell table:style-name="TableCell805">
            <text:p text:style-name="P806">64</text:p>
          </table:table-cell>
        </table:table-row>
        <table:table-row table:style-name="TableRow807">
          <table:table-cell table:style-name="TableCell808">
            <text:p text:style-name="P809">Conformer different extractor</text:p>
          </table:table-cell>
          <table:table-cell table:style-name="TableCell810">
            <text:p text:style-name="P811">0.75</text:p>
          </table:table-cell>
          <table:table-cell table:style-name="TableCell812">
            <text:p text:style-name="P813">26</text:p>
          </table:table-cell>
          <table:table-cell table:style-name="TableCell814">
            <text:p text:style-name="P815">28.4</text:p>
          </table:table-cell>
          <table:table-cell table:style-name="TableCell816">
            <text:p text:style-name="P817">40.4</text:p>
          </table:table-cell>
          <table:table-cell table:style-name="TableCell818">
            <text:p text:style-name="P819">0.55</text:p>
          </table:table-cell>
          <table:table-cell table:style-name="TableCell820">
            <text:p text:style-name="P821">yes</text:p>
          </table:table-cell>
          <table:table-cell table:style-name="TableCell822">
            <text:p text:style-name="P823">2</text:p>
          </table:table-cell>
          <table:table-cell table:style-name="TableCell824">
            <text:p text:style-name="P825">256</text:p>
          </table:table-cell>
          <table:table-cell table:style-name="TableCell826">
            <text:p text:style-name="P827">64</text:p>
          </table:table-cell>
        </table:table-row>
        <table:table-row table:style-name="TableRow828">
          <table:table-cell table:style-name="TableCell829">
            <text:p text:style-name="P830">Conformer</text:p>
          </table:table-cell>
          <table:table-cell table:style-name="TableCell831">
            <text:p text:style-name="P832">0.73</text:p>
          </table:table-cell>
          <table:table-cell table:style-name="TableCell833">
            <text:p text:style-name="P834">29.1</text:p>
          </table:table-cell>
          <table:table-cell table:style-name="TableCell835">
            <text:p text:style-name="P836">30.4</text:p>
          </table:table-cell>
          <table:table-cell table:style-name="TableCell837">
            <text:p text:style-name="P838">47.7</text:p>
          </table:table-cell>
          <table:table-cell table:style-name="TableCell839">
            <text:p text:style-name="P840">0.53</text:p>
          </table:table-cell>
          <table:table-cell table:style-name="TableCell841">
            <text:p text:style-name="P842">yes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256</text:p>
          </table:table-cell>
          <table:table-cell table:style-name="TableCell847">
            <text:p text:style-name="P848">128</text:p>
          </table:table-cell>
        </table:table-row>
        <table:table-row table:style-name="TableRow849">
          <table:table-cell table:style-name="TableCell850">
            <text:p text:style-name="P851">Conformer</text:p>
          </table:table-cell>
          <table:table-cell table:style-name="TableCell852">
            <text:p text:style-name="P853">0.74</text:p>
          </table:table-cell>
          <table:table-cell table:style-name="TableCell854">
            <text:p text:style-name="P855">26.8</text:p>
          </table:table-cell>
          <table:table-cell table:style-name="TableCell856">
            <text:p text:style-name="P857">36.2</text:p>
          </table:table-cell>
          <table:table-cell table:style-name="TableCell858">
            <text:p text:style-name="P859">43.1</text:p>
          </table:table-cell>
          <table:table-cell table:style-name="TableCell860">
            <text:p text:style-name="P861">0.54</text:p>
          </table:table-cell>
          <table:table-cell table:style-name="TableCell862">
            <text:p text:style-name="P863">yes</text:p>
          </table:table-cell>
          <table:table-cell table:style-name="TableCell864">
            <text:p text:style-name="P865">2</text:p>
          </table:table-cell>
          <table:table-cell table:style-name="TableCell866">
            <text:p text:style-name="P867">256</text:p>
          </table:table-cell>
          <table:table-cell table:style-name="TableCell868">
            <text:p text:style-name="P869">128</text:p>
          </table:table-cell>
        </table:table-row>
        <table:table-row table:style-name="TableRow870">
          <table:table-cell table:style-name="TableCell871">
            <text:p text:style-name="P872">Conformer</text:p>
          </table:table-cell>
          <table:table-cell table:style-name="TableCell873">
            <text:p text:style-name="P874">0.74</text:p>
          </table:table-cell>
          <table:table-cell table:style-name="TableCell875">
            <text:p text:style-name="P876">25.7</text:p>
          </table:table-cell>
          <table:table-cell table:style-name="TableCell877">
            <text:p text:style-name="P878">35.0</text:p>
          </table:table-cell>
          <table:table-cell table:style-name="TableCell879">
            <text:p text:style-name="P880">46.4</text:p>
          </table:table-cell>
          <table:table-cell table:style-name="TableCell881">
            <text:p text:style-name="P882">0.54</text:p>
          </table:table-cell>
          <table:table-cell table:style-name="TableCell883">
            <text:p text:style-name="P884">yes</text:p>
          </table:table-cell>
          <table:table-cell table:style-name="TableCell885">
            <text:p text:style-name="P886">1+2</text:p>
          </table:table-cell>
          <table:table-cell table:style-name="TableCell887">
            <text:p text:style-name="P888">256</text:p>
          </table:table-cell>
          <table:table-cell table:style-name="TableCell889">
            <text:p text:style-name="P890">128</text:p>
          </table:table-cell>
        </table:table-row>
        <table:table-row table:style-name="TableRow891">
          <table:table-cell table:style-name="TableCell892">
            <text:p text:style-name="P893">Conformer with TTA</text:p>
          </table:table-cell>
          <table:table-cell table:style-name="TableCell894">
            <text:p text:style-name="P895">0.73</text:p>
          </table:table-cell>
          <table:table-cell table:style-name="TableCell896">
            <text:p text:style-name="P897">29.0</text:p>
          </table:table-cell>
          <table:table-cell table:style-name="TableCell898">
            <text:p text:style-name="P899">29.8</text:p>
          </table:table-cell>
          <table:table-cell table:style-name="TableCell900">
            <text:p text:style-name="P901">42.4</text:p>
          </table:table-cell>
          <table:table-cell table:style-name="TableCell902">
            <text:p text:style-name="P903">0.55</text:p>
          </table:table-cell>
          <table:table-cell table:style-name="TableCell904">
            <text:p text:style-name="P905">yes</text:p>
          </table:table-cell>
          <table:table-cell table:style-name="TableCell906">
            <text:p text:style-name="P907">1+2+3</text:p>
          </table:table-cell>
          <table:table-cell table:style-name="TableCell908">
            <text:p text:style-name="P909">256</text:p>
          </table:table-cell>
          <table:table-cell table:style-name="TableCell910">
            <text:p text:style-name="P911">64</text:p>
          </table:table-cell>
        </table:table-row>
        <table:table-row table:style-name="TableRow912">
          <table:table-cell table:style-name="TableCell913">
            <text:p text:style-name="P914">Dense-Conformer</text:p>
          </table:table-cell>
          <table:table-cell table:style-name="TableCell915">
            <text:p text:style-name="P916">0.71</text:p>
          </table:table-cell>
          <table:table-cell table:style-name="TableCell917">
            <text:p text:style-name="P918">31.2</text:p>
          </table:table-cell>
          <table:table-cell table:style-name="TableCell919">
            <text:p text:style-name="P920">29.4</text:p>
          </table:table-cell>
          <table:table-cell table:style-name="TableCell921">
            <text:p text:style-name="P922">46.0</text:p>
          </table:table-cell>
          <table:table-cell table:style-name="TableCell923">
            <text:p text:style-name="P924"><text:span text:style-name="T925">0.53</text:span></text:p>
          </table:table-cell>
          <table:table-cell table:style-name="TableCell926">
            <text:p text:style-name="P927">yes</text:p>
          </table:table-cell>
          <table:table-cell table:style-name="TableCell928">
            <text:p text:style-name="P929">1+2+3</text:p>
          </table:table-cell>
          <table:table-cell table:style-name="TableCell930">
            <text:p text:style-name="P931">256</text:p>
          </table:table-cell>
          <table:table-cell table:style-name="TableCell932">
            <text:p text:style-name="P933">64</text:p>
          </table:table-cell>
        </table:table-row>
        <table:table-row table:style-name="TableRow934">
          <table:table-cell table:style-name="TableCell935">
            <text:p text:style-name="P936">Squeeze-Conformer</text:p>
          </table:table-cell>
          <table:table-cell table:style-name="TableCell937">
            <text:p text:style-name="P938">0.65</text:p>
          </table:table-cell>
          <table:table-cell table:style-name="TableCell939">
            <text:p text:style-name="P940">39.4</text:p>
          </table:table-cell>
          <table:table-cell table:style-name="TableCell941">
            <text:p text:style-name="P942">27.5</text:p>
          </table:table-cell>
          <table:table-cell table:style-name="TableCell943">
            <text:p text:style-name="P944">55.1</text:p>
          </table:table-cell>
          <table:table-cell table:style-name="TableCell945">
            <text:p text:style-name="P946">0.47</text:p>
          </table:table-cell>
          <table:table-cell table:style-name="TableCell947">
            <text:p text:style-name="P948">yes</text:p>
          </table:table-cell>
          <table:table-cell table:style-name="TableCell949">
            <text:p text:style-name="P950">1+2+3</text:p>
          </table:table-cell>
          <table:table-cell table:style-name="TableCell951">
            <text:p text:style-name="P952">256</text:p>
          </table:table-cell>
          <table:table-cell table:style-name="TableCell953">
            <text:p text:style-name="P954">64</text:p>
          </table:table-cell>
        </table:table-row>
      </table:table>
      <text:p text:style-name="P955"/>
      <text:p text:style-name="P956"/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Model</text:p>
          </table:table-cell>
          <table:table-cell table:style-name="TableCell970">
            <text:p text:style-name="P971">ER</text:p>
          </table:table-cell>
          <table:table-cell table:style-name="TableCell972">
            <text:p text:style-name="P973">F</text:p>
          </table:table-cell>
          <table:table-cell table:style-name="TableCell974">
            <text:p text:style-name="P975">LE</text:p>
          </table:table-cell>
          <table:table-cell table:style-name="TableCell976">
            <text:p text:style-name="P977">LR</text:p>
          </table:table-cell>
          <table:table-cell table:style-name="TableCell978">
            <text:p text:style-name="P979">SELDscore</text:p>
          </table:table-cell>
          <table:table-cell table:style-name="TableCell980">
            <text:p text:style-name="P981">DA</text:p>
          </table:table-cell>
          <table:table-cell table:style-name="TableCell982">
            <text:p text:style-name="P983">TTA</text:p>
          </table:table-cell>
          <table:table-cell table:style-name="TableCell984">
            <text:p text:style-name="P985">Dynamic</text:p>
          </table:table-cell>
        </table:table-row>
        <table:table-row table:style-name="TableRow986">
          <table:table-cell table:style-name="TableCell987">
            <text:p text:style-name="P988">ResNet34-Conformer</text:p>
          </table:table-cell>
          <table:table-cell table:style-name="TableCell989">
            <text:p text:style-name="P990">0.76</text:p>
          </table:table-cell>
          <table:table-cell table:style-name="TableCell991">
            <text:p text:style-name="P992">19.2</text:p>
          </table:table-cell>
          <table:table-cell table:style-name="TableCell993">
            <text:p text:style-name="P994">35.1</text:p>
          </table:table-cell>
          <table:table-cell table:style-name="TableCell995">
            <text:p text:style-name="P996">36.7</text:p>
          </table:table-cell>
          <table:table-cell table:style-name="TableCell997">
            <text:p text:style-name="P998">0.59</text:p>
          </table:table-cell>
          <table:table-cell table:style-name="TableCell999">
            <text:p text:style-name="P1000">-</text:p>
          </table:table-cell>
          <table:table-cell table:style-name="TableCell1001">
            <text:p text:style-name="P1002">-</text:p>
          </table:table-cell>
          <table:table-cell table:style-name="TableCell1003">
            <text:p text:style-name="P1004">-</text:p>
          </table:table-cell>
        </table:table-row>
        <table:table-row table:style-name="TableRow1005">
          <table:table-cell table:style-name="TableCell1006">
            <text:p text:style-name="P1007">ResNet34-Conformer no GRU</text:p>
          </table:table-cell>
          <table:table-cell table:style-name="TableCell1008">
            <text:p text:style-name="P1009">0.93</text:p>
          </table:table-cell>
          <table:table-cell table:style-name="TableCell1010">
            <text:p text:style-name="P1011">5.6</text:p>
          </table:table-cell>
          <table:table-cell table:style-name="TableCell1012">
            <text:p text:style-name="P1013">47</text:p>
          </table:table-cell>
          <table:table-cell table:style-name="TableCell1014">
            <text:p text:style-name="P1015">9.6</text:p>
          </table:table-cell>
          <table:table-cell table:style-name="TableCell1016">
            <text:p text:style-name="P1017">0.76</text:p>
          </table:table-cell>
          <table:table-cell table:style-name="TableCell1018">
            <text:p text:style-name="P1019">1+2</text:p>
          </table:table-cell>
          <table:table-cell table:style-name="TableCell1020">
            <text:p text:style-name="P1021">-</text:p>
          </table:table-cell>
          <table:table-cell table:style-name="TableCell1022">
            <text:p text:style-name="P1023">-</text:p>
          </table:table-cell>
        </table:table-row>
        <text:soft-page-break/>
        <table:table-row table:style-name="TableRow1024">
          <table:table-cell table:style-name="TableCell1025">
            <text:p text:style-name="P1026">New ResNet34-Conformer</text:p>
          </table:table-cell>
          <table:table-cell table:style-name="TableCell1027">
            <text:p text:style-name="P1028">0.72</text:p>
          </table:table-cell>
          <table:table-cell table:style-name="TableCell1029">
            <text:p text:style-name="P1030">29.7</text:p>
          </table:table-cell>
          <table:table-cell table:style-name="TableCell1031">
            <text:p text:style-name="P1032">29.7</text:p>
          </table:table-cell>
          <table:table-cell table:style-name="TableCell1033">
            <text:p text:style-name="P1034">45.3</text:p>
          </table:table-cell>
          <table:table-cell table:style-name="TableCell1035">
            <text:p text:style-name="P1036"><text:span text:style-name="T1037">0.53</text:span></text:p>
          </table:table-cell>
          <table:table-cell table:style-name="TableCell1038">
            <text:p text:style-name="P1039">1+2+3</text:p>
          </table:table-cell>
          <table:table-cell table:style-name="TableCell1040">
            <text:p text:style-name="P1041">yes</text:p>
          </table:table-cell>
          <table:table-cell table:style-name="TableCell1042">
            <text:p text:style-name="P1043">yes</text:p>
          </table:table-cell>
        </table:table-row>
        <table:table-row table:style-name="TableRow1044">
          <table:table-cell table:style-name="TableCell1045">
            <text:p text:style-name="P1046">ResNet_lesslayers-Conformer</text:p>
          </table:table-cell>
          <table:table-cell table:style-name="TableCell1047">
            <text:p text:style-name="P1048">0.78</text:p>
          </table:table-cell>
          <table:table-cell table:style-name="TableCell1049">
            <text:p text:style-name="P1050">21.6</text:p>
          </table:table-cell>
          <table:table-cell table:style-name="TableCell1051">
            <text:p text:style-name="P1052">37.7</text:p>
          </table:table-cell>
          <table:table-cell table:style-name="TableCell1053">
            <text:p text:style-name="P1054">44.8</text:p>
          </table:table-cell>
          <table:table-cell table:style-name="TableCell1055">
            <text:p text:style-name="P1056">0.58</text:p>
          </table:table-cell>
          <table:table-cell table:style-name="TableCell1057">
            <text:p text:style-name="P1058">1+2+3</text:p>
          </table:table-cell>
          <table:table-cell table:style-name="TableCell1059">
            <text:p text:style-name="P1060">-</text:p>
          </table:table-cell>
          <table:table-cell table:style-name="TableCell1061">
            <text:p text:style-name="P1062">yes</text:p>
          </table:table-cell>
        </table:table-row>
        <table:table-row table:style-name="TableRow1063">
          <table:table-cell table:style-name="TableCell1064">
            <text:p text:style-name="P1065">ResNet_lesslayers-Conformer<text:s/></text:p>
          </table:table-cell>
          <table:table-cell table:style-name="TableCell1066">
            <text:p text:style-name="P1067">0.73</text:p>
          </table:table-cell>
          <table:table-cell table:style-name="TableCell1068">
            <text:p text:style-name="P1069">25.6</text:p>
          </table:table-cell>
          <table:table-cell table:style-name="TableCell1070">
            <text:p text:style-name="P1071">31.8</text:p>
          </table:table-cell>
          <table:table-cell table:style-name="TableCell1072">
            <text:p text:style-name="P1073">41.8</text:p>
          </table:table-cell>
          <table:table-cell table:style-name="TableCell1074">
            <text:p text:style-name="P1075">0.55</text:p>
          </table:table-cell>
          <table:table-cell table:style-name="TableCell1076">
            <text:p text:style-name="P1077">1+2+3</text:p>
          </table:table-cell>
          <table:table-cell table:style-name="TableCell1078">
            <text:p text:style-name="P1079">yes</text:p>
          </table:table-cell>
          <table:table-cell table:style-name="TableCell1080">
            <text:p text:style-name="P1081">yes</text:p>
          </table:table-cell>
        </table:table-row>
      </table:table>
      <text:p text:style-name="P1082"/>
      <text:p text:style-name="P1083"/>
      <text:p text:style-name="P1084"/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Ensembles</text:p>
          </table:table-cell>
          <table:table-cell table:style-name="TableCell1096">
            <text:p text:style-name="P1097">ER</text:p>
          </table:table-cell>
          <table:table-cell table:style-name="TableCell1098">
            <text:p text:style-name="P1099">F</text:p>
          </table:table-cell>
          <table:table-cell table:style-name="TableCell1100">
            <text:p text:style-name="P1101">LE</text:p>
          </table:table-cell>
          <table:table-cell table:style-name="TableCell1102">
            <text:p text:style-name="P1103">LR</text:p>
          </table:table-cell>
          <table:table-cell table:style-name="TableCell1104">
            <text:p text:style-name="P1105">SELDscore</text:p>
          </table:table-cell>
          <table:table-cell table:style-name="TableCell1106">
            <text:p text:style-name="P1107">TTA</text:p>
          </table:table-cell>
        </table:table-row>
        <table:table-row table:style-name="TableRow1108">
          <table:table-cell table:style-name="TableCell1109">
            <text:p text:style-name="P1110">DenseCNN + SqueezeConformer</text:p>
          </table:table-cell>
          <table:table-cell table:style-name="TableCell1111">
            <text:p text:style-name="P1112">0.65</text:p>
          </table:table-cell>
          <table:table-cell table:style-name="TableCell1113">
            <text:p text:style-name="P1114">38.4</text:p>
          </table:table-cell>
          <table:table-cell table:style-name="TableCell1115">
            <text:p text:style-name="P1116">24.5</text:p>
          </table:table-cell>
          <table:table-cell table:style-name="TableCell1117">
            <text:p text:style-name="P1118">48.5</text:p>
          </table:table-cell>
          <table:table-cell table:style-name="TableCell1119">
            <text:p text:style-name="P1120">0.48</text:p>
          </table:table-cell>
          <table:table-cell table:style-name="TableCell1121">
            <text:p text:style-name="P1122">yes</text:p>
          </table:table-cell>
        </table:table-row>
        <table:table-row table:style-name="TableRow1123">
          <table:table-cell table:style-name="TableCell1124">
            <text:p text:style-name="P1125">CNN+ ResNet_lesslayers-Conformer</text:p>
          </table:table-cell>
          <table:table-cell table:style-name="TableCell1126">
            <text:p text:style-name="P1127">0.76</text:p>
          </table:table-cell>
          <table:table-cell table:style-name="TableCell1128">
            <text:p text:style-name="P1129">25.1</text:p>
          </table:table-cell>
          <table:table-cell table:style-name="TableCell1130">
            <text:p text:style-name="P1131">24.5</text:p>
          </table:table-cell>
          <table:table-cell table:style-name="TableCell1132">
            <text:p text:style-name="P1133">29.6</text:p>
          </table:table-cell>
          <table:table-cell table:style-name="TableCell1134">
            <text:p text:style-name="P1135">0.59</text:p>
          </table:table-cell>
          <table:table-cell table:style-name="TableCell1136">
            <text:p text:style-name="P1137">-</text:p>
          </table:table-cell>
        </table:table-row>
        <table:table-row table:style-name="TableRow1138">
          <table:table-cell table:style-name="TableCell1139">
            <text:p text:style-name="P1140">CNN+ ResNet_lesslayers-Conformer+</text:p>
            <text:p text:style-name="P1141">New ResNet34-Conformer</text:p>
          </table:table-cell>
          <table:table-cell table:style-name="TableCell1142">
            <text:p text:style-name="P1143">0.74</text:p>
          </table:table-cell>
          <table:table-cell table:style-name="TableCell1144">
            <text:p text:style-name="P1145">26.2</text:p>
          </table:table-cell>
          <table:table-cell table:style-name="TableCell1146">
            <text:p text:style-name="P1147">27.8</text:p>
          </table:table-cell>
          <table:table-cell table:style-name="TableCell1148">
            <text:p text:style-name="P1149">38.0</text:p>
          </table:table-cell>
          <table:table-cell table:style-name="TableCell1150">
            <text:p text:style-name="P1151">0.56</text:p>
          </table:table-cell>
          <table:table-cell table:style-name="TableCell1152">
            <text:p text:style-name="P1153">-</text:p>
          </table:table-cell>
        </table:table-row>
        <table:table-row table:style-name="TableRow1154">
          <table:table-cell table:style-name="TableCell1155">
            <text:p text:style-name="P1156">CNN+ ResNet_lesslayers-Conformer+</text:p>
            <text:p text:style-name="P1157">New ResNet34-Conformer</text:p>
          </table:table-cell>
          <table:table-cell table:style-name="TableCell1158">
            <text:p text:style-name="P1159">0.73</text:p>
          </table:table-cell>
          <table:table-cell table:style-name="TableCell1160">
            <text:p text:style-name="P1161">28.6</text:p>
          </table:table-cell>
          <table:table-cell table:style-name="TableCell1162">
            <text:p text:style-name="P1163">24.4</text:p>
          </table:table-cell>
          <table:table-cell table:style-name="TableCell1164">
            <text:p text:style-name="P1165">35.1</text:p>
          </table:table-cell>
          <table:table-cell table:style-name="TableCell1166">
            <text:p text:style-name="P1167">0.55</text:p>
          </table:table-cell>
          <table:table-cell table:style-name="TableCell1168">
            <text:p text:style-name="P1169">yes</text:p>
          </table:table-cell>
        </table:table-row>
        <table:table-row table:style-name="TableRow1170">
          <table:table-cell table:style-name="TableCell1171">
            <text:p text:style-name="P1172">DenseCNN+SqueezeConformer+ResNet34</text:p>
          </table:table-cell>
          <table:table-cell table:style-name="TableCell1173">
            <text:p text:style-name="P1174">0.67</text:p>
          </table:table-cell>
          <table:table-cell table:style-name="TableCell1175">
            <text:p text:style-name="P1176">36.8</text:p>
          </table:table-cell>
          <table:table-cell table:style-name="TableCell1177">
            <text:p text:style-name="P1178">23.2</text:p>
          </table:table-cell>
          <table:table-cell table:style-name="TableCell1179">
            <text:p text:style-name="P1180">44.2</text:p>
          </table:table-cell>
          <table:table-cell table:style-name="TableCell1181">
            <text:p text:style-name="P1182">0.5</text:p>
          </table:table-cell>
          <table:table-cell table:style-name="TableCell1183">
            <text:p text:style-name="P1184">yes</text:p>
          </table:table-cell>
        </table:table-row>
        <table:table-row table:style-name="TableRow1185">
          <table:table-cell table:style-name="TableCell1186">
            <text:p text:style-name="P1187">DenseCNN+SqueezeConformer+ResNet34</text:p>
            <text:p text:style-name="P1188">+conformer_myda2</text:p>
          </table:table-cell>
          <table:table-cell table:style-name="TableCell1189">
            <text:p text:style-name="P1190">0.7</text:p>
          </table:table-cell>
          <table:table-cell table:style-name="TableCell1191">
            <text:p text:style-name="P1192">33.6</text:p>
          </table:table-cell>
          <table:table-cell table:style-name="TableCell1193">
            <text:p text:style-name="P1194">22.4</text:p>
          </table:table-cell>
          <table:table-cell table:style-name="TableCell1195">
            <text:p text:style-name="P1196">38.7</text:p>
          </table:table-cell>
          <table:table-cell table:style-name="TableCell1197">
            <text:p text:style-name="P1198">0.53</text:p>
          </table:table-cell>
          <table:table-cell table:style-name="TableCell1199">
            <text:p text:style-name="P1200">yes</text:p>
          </table:table-cell>
        </table:table-row>
        <table:table-row table:style-name="TableRow1201">
          <table:table-cell table:style-name="TableCell1202">
            <text:p text:style-name="P1203">Ensemble 3 (ResNet-Conformer)(ResNet34-SqueezeConformer)</text:p>
          </table:table-cell>
          <table:table-cell table:style-name="TableCell1204">
            <text:p text:style-name="P1205">-</text:p>
          </table:table-cell>
          <table:table-cell table:style-name="TableCell1206">
            <text:p text:style-name="P1207">-</text:p>
          </table:table-cell>
          <table:table-cell table:style-name="TableCell1208">
            <text:p text:style-name="P1209">-</text:p>
          </table:table-cell>
          <table:table-cell table:style-name="TableCell1210">
            <text:p text:style-name="P1211">-</text:p>
          </table:table-cell>
          <table:table-cell table:style-name="TableCell1212">
            <text:p text:style-name="P1213">-</text:p>
          </table:table-cell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p text:style-name="P1218">Ensemble 4 (DenseNet-Conformer)</text:p>
          </table:table-cell>
          <table:table-cell table:style-name="TableCell1219">
            <text:p text:style-name="P1220">-</text:p>
          </table:table-cell>
          <table:table-cell table:style-name="TableCell1221">
            <text:p text:style-name="P1222">-</text:p>
          </table:table-cell>
          <table:table-cell table:style-name="TableCell1223">
            <text:p text:style-name="P1224">-</text:p>
          </table:table-cell>
          <table:table-cell table:style-name="TableCell1225">
            <text:p text:style-name="P1226">-</text:p>
          </table:table-cell>
          <table:table-cell table:style-name="TableCell1227">
            <text:p text:style-name="P1228">-</text:p>
          </table:table-cell>
          <table:table-cell table:style-name="TableCell1229">
            <text:p text:style-name="P1230"/>
          </table:table-cell>
        </table:table-row>
        <table:table-row table:style-name="TableRow1231">
          <table:table-cell table:style-name="TableCell1232">
            <text:p text:style-name="P1233">Ensemble 5 (different conformer models)</text:p>
          </table:table-cell>
          <table:table-cell table:style-name="TableCell1234">
            <text:p text:style-name="P1235">-</text:p>
          </table:table-cell>
          <table:table-cell table:style-name="TableCell1236">
            <text:p text:style-name="P1237">--</text:p>
          </table:table-cell>
          <table:table-cell table:style-name="TableCell1238">
            <text:p text:style-name="P1239"/>
          </table:table-cell>
          <table:table-cell table:style-name="TableCell1240">
            <text:p text:style-name="P1241">-</text:p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</table:table-row>
      </table:table>
      <text:p text:style-name="P1246"/>
      <text:p text:style-name="Normal"><text:span text:style-name="T1247">Όπου</text:span><text:s/>da1<text:s/><text:span text:style-name="T1248">είναι</text:span><text:s/>data<text:s/>augmentation 1: frequency and time masking.</text:p>
      <text:p text:style-name="Normal">da2<text:s/><text:span text:style-name="T1249">είναι</text:span><text:s/>data augmentation 2: Random shift up or down.</text:p>
      <text:p text:style-name="Normal">da3<text:s/><text:span text:style-name="T1250">είναι</text:span><text:s/>data augmentation 3 (spatial augmentation): Audion Channel Swapping</text:p>
      <text:p text:style-name="Normal">AdaBelief, SGD<text:s/><text:span text:style-name="T1251">είναι</text:span><text:s/>optimizer.</text:p>
      <text:p text:style-name="Normal">Binary Cross Entropy<text:s/><text:span text:style-name="T1252">είναι</text:span><text:s/>loss<text:s/>function.</text:p>
      <text:p text:style-name="Normal">SWA<text:span text:style-name="T1253"><text:s/>είναι<text:s/></text:span>stohastic<text:span text:style-name="T1254"><text:s/></text:span>weight<text:span text:style-name="T1255"><text:s/></text:span>averaging<text:span text:style-name="T1256">, τεχνική ομαλοποίησης των τιμών των τελικών βαρών</text:span></text:p>
      <text:p text:style-name="Normal">Rate<text:span text:style-name="T1257"><text:s/></text:span>scheduler<text:span text:style-name="T1258"><text:s/>ένας<text:s/></text:span>learning<text:span text:style-name="T1259"><text:s/></text:span>rate<text:span text:style-name="T1260"><text:s/></text:span>scheduler<text:span text:style-name="T1261"><text:s/>όπου μειώνει την τιμή του<text:s/></text:span>learning<text:span text:style-name="T1262"><text:s/></text:span>rate<text:span text:style-name="T1263"><text:s/>ανάλογα με την τιμή του<text:s/></text:span>loss<text:span text:style-name="T1264">.</text:span></text:p>
      <text:p text:style-name="Normal">Dyn<text:span text:style-name="T1265"><text:s/>είναι η χρήση ή όχι<text:s/></text:span>dynamic<text:span text:style-name="T1266"><text:s/></text:span>thresholds<text:span text:style-name="T1267"><text:s/>κατά την πρόβλεψη.</text:span></text:p>
      <text:soft-page-break/>
      <text:p text:style-name="Normal">TTA<text:s/><text:span text:style-name="T1268">είναι</text:span><text:s/>test-time augmentation.</text:p>
      <text:p text:style-name="Normal">Dim<text:span text:style-name="T1269"><text:s/>είναι η διαστάσεις που περνάνε από<text:s/></text:span>self<text:span text:style-name="T1270">-</text:span>attention<text:span text:style-name="T1271">.</text:span></text:p>
      <text:p text:style-name="Normal"><text:span text:style-name="T1272">Όλα τα μοντέλα<text:s/></text:span>Conformer<text:span text:style-name="T1273"><text:s/>χρησιμοποιούν<text:s/></text:span>GRU<text:span text:style-name="T1274"><text:s/></text:span>decoder<text:span text:style-name="T1275">.</text:span></text:p>
      <text:p text:style-name="Normal"><text:span text:style-name="T1276">Όλα τα μοντέλα<text:s/></text:span>Conformer<text:span text:style-name="T1277"><text:s/>χρησιμοποιούν<text:s/></text:span>rate<text:span text:style-name="T1278"><text:s/></text:span>scheduler<text:span text:style-name="T1279"><text:s/>και<text:s/></text:span>weight<text:span text:style-name="T1280"><text:s/></text:span>regulizer<text:span text:style-name="T1281">.</text:span></text:p>
      <text:p text:style-name="Normal"><text:span text:style-name="T1282">Όλα τα μο</text:span><text:span text:style-name="T1283">ντέλα<text:s/></text:span>ResNet<text:span text:style-name="T1284"><text:s/>και<text:s/></text:span>Conformer<text:span text:style-name="T1285"><text:s/>χρησιμοποιούν<text:s/></text:span>Adam<text:span text:style-name="T1286"><text:s/>και<text:s/></text:span>MSE<text:span text:style-name="T1287">.</text:span></text:p>
      <text:p text:style-name="Normal"><text:span text:style-name="T1288">Όλα</text:span><text:s/><text:span text:style-name="T1289">τα</text:span><text:s/><text:span text:style-name="T1290">μοντέλα</text:span><text:s/>ResNet-Conformer<text:s/><text:span text:style-name="T1291">χρησιμοποιούν</text:span><text:s/>rate scheduler, weight regulizer<text:s/><text:span text:style-name="T1292">και</text:span><text:s/>swa.</text:p>
      <text:p text:style-name="Normal">New<text:span text:style-name="T1293"><text:s/></text:span>ResNet<text:span text:style-name="T1294"><text:s/>άλλαξα κτη σειρά κάποιων<text:s/></text:span>Dense<text:span text:style-name="T1295"><text:s/></text:span>layer<text:span text:style-name="T1296"><text:s/>και παρατ’ηρησα καλύτερα αποτελέσματα.</text:span></text:p>
      <text:p text:style-name="Normal"><text:span text:style-name="T1297">Σε όσα μοντέλα αναγράφω αρ</text:span><text:span text:style-name="T1298">ιθμό<text:s/></text:span>epochs<text:span text:style-name="T1299">, εννοώ μέχρι πόσα το έτρεξα αλλά το διέκοψα. Θα τα συνεχίσω από εκεί που έμειναν την εκπαίδευση.</text:span></text:p>
      <text:p text:style-name="P1300"><text:span text:style-name="T1301">*</text:span>Implemetations<text:span text:style-name="T1302"><text:s/>που τρέχουν και δεν έχουν τελειώσει</text:span></text:p>
      <text:p text:style-name="P1303"/>
      <text:p text:style-name="P1304"><text:span text:style-name="T1305">**</text:span>not<text:span text:style-name="T1306"><text:s/></text:span>run<text:span text:style-name="T1307"><text:s/></text:span>yet</text:p>
      <text:p text:style-name="P1308"/>
      <text:p text:style-name="P13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ΠΟΥΛΙΑΝΟΥ ΧΑΪΔΩ</meta:initial-creator>
    <dc:creator>Chaido Poulianou</dc:creator>
    <meta:creation-date>2022-05-02T15:33:00Z</meta:creation-date>
    <dc:date>2022-05-26T14:48:00Z</dc:date>
    <meta:template xlink:href="Normal" xlink:type="simple"/>
    <meta:editing-cycles>80</meta:editing-cycles>
    <meta:editing-duration>PT49860S</meta:editing-duration>
    <meta:document-statistic meta:page-count="4" meta:paragraph-count="8" meta:word-count="685" meta:character-count="4376" meta:row-count="30" meta:non-whitespace-character-count="3699"/>
  </office:meta>
</office:document-meta>
</file>